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6929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 style:master-pag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" fo:font-size="16pt" fo:font-style="normal" style:text-underline-style="none" fo:font-weight="bold" style:font-name-asian="Liberation Sans1" style:font-size-asian="16pt" style:font-style-asian="normal" style:font-weight-asian="bold" style:font-name-complex="Liberation Sans1" style:font-size-complex="16pt"/>
    </style:style>
    <style:style style:name="P6" style:family="paragraph" style:parent-style-name="Standard">
      <style:paragraph-properties fo:margin-top="0in" fo:margin-bottom="0in" loext:contextual-spacing="false"/>
      <style:text-properties officeooo:rsid="002012e4" officeooo:paragraph-rsid="002012e4"/>
    </style:style>
    <style:style style:name="P7" style:family="paragraph" style:parent-style-name="Standard">
      <style:paragraph-properties fo:margin-top="0in" fo:margin-bottom="0in" loext:contextual-spacing="false" fo:break-before="page"/>
    </style:style>
    <style:style style:name="P8" style:family="paragraph" style:parent-style-name="Heading_20_1" style:list-style-name="WWNum1">
      <style:paragraph-properties fo:margin-left="0in" fo:margin-right="0in" fo:margin-top="0.1665in" fo:margin-bottom="0.0835in" loext:contextual-spacing="false" fo:text-indent="0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RMINALE MAGIC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gjdgxs" text:style-name="Index_20_Link" text:visited-style-name="Index_20_Link"><text:span text:style-name="T1">INTRODUZIONE<text:tab/>1</text:span></text:a></text:p>
          <text:p text:style-name="P1"><text:a xlink:type="simple" xlink:href="#_30j0zll" text:style-name="Index_20_Link" text:visited-style-name="Index_20_Link"><text:span text:style-name="T1">SFIDA 1<text:tab/>2</text:span></text:a></text:p>
          <text:p text:style-name="P1"><text:a xlink:type="simple" xlink:href="#_1fob9te" text:style-name="Index_20_Link" text:visited-style-name="Index_20_Link"><text:span text:style-name="T1">SFIDA 2<text:tab/>2</text:span></text:a></text:p>
          <text:p text:style-name="P1"><text:a xlink:type="simple" xlink:href="#_3znysh7" text:style-name="Index_20_Link" text:visited-style-name="Index_20_Link"><text:span text:style-name="T1">SFIDA 3<text:tab/>3</text:span></text:a></text:p>
          <text:p text:style-name="P1"><text:a xlink:type="simple" xlink:href="#_2et92p0" text:style-name="Index_20_Link" text:visited-style-name="Index_20_Link"><text:span text:style-name="T1">SFIDA 4<text:tab/>3</text:span></text:a></text:p>
          <text:p text:style-name="P1"><text:a xlink:type="simple" xlink:href="#_tyjcwt" text:style-name="Index_20_Link" text:visited-style-name="Index_20_Link"><text:span text:style-name="T1">SFIDA 5<text:tab/>4</text:span></text:a></text:p>
          <text:p text:style-name="P1"><text:a xlink:type="simple" xlink:href="#_3dy6vkm" text:style-name="Index_20_Link" text:visited-style-name="Index_20_Link"><text:span text:style-name="T1">SFIDA 6<text:tab/>5</text:span></text:a></text:p>
          <text:p text:style-name="P1"><text:a xlink:type="simple" xlink:href="#_1t3h5sf" text:style-name="Index_20_Link" text:visited-style-name="Index_20_Link"><text:span text:style-name="T1">SFIDA 7<text:tab/>6</text:span></text:a></text:p>
          <text:p text:style-name="P1"><text:a xlink:type="simple" xlink:href="#_4d34og8" text:style-name="Index_20_Link" text:visited-style-name="Index_20_Link"><text:span text:style-name="T1">SFIDA 8<text:tab/>6</text:span></text:a></text:p>
          <text:p text:style-name="P1"><text:a xlink:type="simple" xlink:href="#_2s8eyo1" text:style-name="Index_20_Link" text:visited-style-name="Index_20_Link"><text:span text:style-name="T1">SFIDA 9<text:tab/>7</text:span></text:a></text:p>
          <text:p text:style-name="P1"><text:a xlink:type="simple" xlink:href="#_17dp8vu" text:style-name="Index_20_Link" text:visited-style-name="Index_20_Link"><text:span text:style-name="T1">SFIDA 10<text:tab/>8</text:span></text:a></text:p>
          <text:p text:style-name="P1"><text:a xlink:type="simple" xlink:href="#_3rdcrjn" text:style-name="Index_20_Link" text:visited-style-name="Index_20_Link"><text:span text:style-name="T1">SFIDA 11<text:tab/>9</text:span></text:a></text:p>
          <text:p text:style-name="P1"><text:a xlink:type="simple" xlink:href="#_26in1rg" text:style-name="Index_20_Link" text:visited-style-name="Index_20_Link"><text:span text:style-name="T1">SFIDA 12<text:tab/>11</text:span></text:a></text:p>
          <text:p text:style-name="P1"><text:a xlink:type="simple" xlink:href="#_lnxbz9" text:style-name="Index_20_Link" text:visited-style-name="Index_20_Link"><text:span text:style-name="T1">SFIDA 13<text:tab/>11</text:span></text:a></text:p>
          <text:p text:style-name="P1"><text:a xlink:type="simple" xlink:href="#_35nkun2" text:style-name="Index_20_Link" text:visited-style-name="Index_20_Link"><text:span text:style-name="T1">SFIDA 14<text:tab/>12</text:span></text:a></text:p>
          <text:p text:style-name="P1"><text:a xlink:type="simple" xlink:href="#_1ksv4uv" text:style-name="Index_20_Link" text:visited-style-name="Index_20_Link"><text:span text:style-name="T1">SFIDA 15<text:tab/>14</text:span></text:a></text:p>
          <text:p text:style-name="P1"><text:a xlink:type="simple" xlink:href="#_44sinio" text:style-name="Index_20_Link" text:visited-style-name="Index_20_Link"><text:span text:style-name="T1">SFIDA 16<text:tab/>15</text:span></text:a></text:p>
          <text:p text:style-name="P1"><text:a xlink:type="simple" xlink:href="#_2jxsxqh" text:style-name="Index_20_Link" text:visited-style-name="Index_20_Link"><text:span text:style-name="T1">SFIDA 17<text:tab/>15</text:span></text:a></text:p>
          <text:p text:style-name="P1"><text:a xlink:type="simple" xlink:href="#_z337ya" text:style-name="Index_20_Link" text:visited-style-name="Index_20_Link"><text:span text:style-name="T1">SFIDA 18<text:tab/>16</text:span></text:a></text:p>
          <text:p text:style-name="P1"><text:a xlink:type="simple" xlink:href="#_3j2qqm3" text:style-name="Index_20_Link" text:visited-style-name="Index_20_Link"><text:span text:style-name="T1">SFIDA 19<text:tab/>18</text:span></text:a></text:p>
          <text:p text:style-name="P1"><text:a xlink:type="simple" xlink:href="#_1y810tw" text:style-name="Index_20_Link" text:visited-style-name="Index_20_Link"><text:span text:style-name="T1">SFIDA 20<text:tab/>19</text:span></text:a></text:p>
          <text:p text:style-name="P1"><text:a xlink:type="simple" xlink:href="#_4i7ojhp" text:style-name="Index_20_Link" text:visited-style-name="Index_20_Link"><text:span text:style-name="T1">SFIDA 21<text:tab/>20</text:span></text:a></text:p>
          <text:p text:style-name="P1"><text:a xlink:type="simple" xlink:href="#_2xcytpi" text:style-name="Index_20_Link" text:visited-style-name="Index_20_Link"><text:span text:style-name="T1">SFIDA 22<text:tab/>23</text:span></text:a></text:p>
          <text:p text:style-name="P1"><text:a xlink:type="simple" xlink:href="#_1ci93xb" text:style-name="Index_20_Link" text:visited-style-name="Index_20_Link"><text:span text:style-name="T1">SFIDA 23<text:tab/>24</text:span></text:a></text:p>
          <text:p text:style-name="P1"><text:a xlink:type="simple" xlink:href="#_3whwml4" text:style-name="Index_20_Link" text:visited-style-name="Index_20_Link"><text:span text:style-name="T1">SFIDA 24<text:tab/>25</text:span></text:a></text:p>
          <text:p text:style-name="P1"><text:a xlink:type="simple" xlink:href="#_2bn6wsx" text:style-name="Index_20_Link" text:visited-style-name="Index_20_Link"><text:span text:style-name="T1">SFIDA 25<text:tab/>26</text:span></text:a></text:p>
          <text:p text:style-name="P1"><text:a xlink:type="simple" xlink:href="#_qsh70q" text:style-name="Index_20_Link" text:visited-style-name="Index_20_Link"><text:span text:style-name="T1">SFIDA 26<text:tab/>28</text:span></text:a></text:p>
          <text:p text:style-name="P1"><text:a xlink:type="simple" xlink:href="#_3as4poj" text:style-name="Index_20_Link" text:visited-style-name="Index_20_Link"><text:span text:style-name="T1">SFIDA 27<text:tab/>30</text:span></text:a></text:p>
          <text:p text:style-name="P1"><text:a xlink:type="simple" xlink:href="#_1pxezwc" text:style-name="Index_20_Link" text:visited-style-name="Index_20_Link"><text:span text:style-name="T1">SFIDA 28<text:tab/>31</text:span></text:a></text:p>
          <text:p text:style-name="P1"><text:a xlink:type="simple" xlink:href="#_49x2ik5" text:style-name="Index_20_Link" text:visited-style-name="Index_20_Link"><text:span text:style-name="T1">SFIDA 29<text:tab/>32</text:span></text:a></text:p>
          <text:p text:style-name="P1"><text:a xlink:type="simple" xlink:href="#_2p2csry" text:style-name="Index_20_Link" text:visited-style-name="Index_20_Link"><text:span text:style-name="T1">SFIDA 30<text:tab/>35</text:span></text:a></text:p>
          <text:p text:style-name="P2"><text:a xlink:type="simple" xlink:href="#_147n2zr" text:style-name="Index_20_Link" text:visited-style-name="Index_20_Link"><text:span text:style-name="T1">SFIDA 31<text:tab/></text:span></text:a><text:tab/><text:tab/><text:tab/><text:tab/><text:tab/><text:tab/><text:tab/><text:tab/><text:tab/><text:tab/><text:tab/>36</text:p>
        </text:index-body>
      </text:table-of-content>
      <text:p text:style-name="P3"/>
      <text:p text:style-name="P4"/>
      <text:p text:style-name="P4"/>
      <text:p text:style-name="P7">Metto dei commenti con // a fianco delle righe se lo ritengo utile.</text:p>
      <text:p text:style-name="P6">https://docs.google.com/document/d/1Mgws59wbBhMUCcNerJNebeoDpOY7dDNajQXIYDs7S3E/edit#heading=h.3znysh7</text:p>
      <text:p text:style-name="P4"/>
      <text:list xml:id="list217182236367689482" text:style-name="WWNum1">
        <text:list-item>
          <text:p text:style-name="P8"><text:bookmark text:name="_gjdgxs"/>INTRODUZIONE</text:p>
        </text:list-item>
      </text:list>
      <text:p text:style-name="P4"/>
      <text:p text:style-name="P4">"Ciao {}.".format("{{yb:" + os.environ['LOGNAME'] + "}}"), <text:s/>//dopo "Ciao" segue il nome dell'utente ricavato con os.environ</text:p>
      <text:p text:style-name="P4"><text:s text:c="8"/>"Benvenuto nel lato oscuro del tuo Microninja.",</text:p>
      <text:p text:style-name="P4"><text:s text:c="8"/>"Sei entrato in un mondo pericoloso con "</text:p>
      <text:p text:style-name="P4"><text:s text:c="8"/>"strani poteri.",</text:p>
      <text:p text:style-name="P4"><text:s text:c="8"/>"Pronto? Premi {{gb:Invio}} per iniziare." <text:s text:c="3"/>//gb sta per indicare il grosseto</text:p>
      <text:p text:style-name="P4"/>
      <text:list xml:id="list155135965415403" text:continue-numbering="true" text:style-name="WWNum1">
        <text:list-item>
          <text:p text:style-name="P8"><text:bookmark text:name="_30j0zll"/>SFIDA 1</text:p>
        </text:list-item>
      </text:list>
      <text:p text:style-name="P4">"{{wb:Sveglia}} : \"Beep beep beep! Beep beep beep!\"",</text:p>
      <text:p text:style-name="P4"><text:s text:c="8"/>"{{wb:Radio}} : {{Bb:\"Buongiorno, questo è il notiziario delle ore 9.\"",</text:p>
      <text:p text:style-name="P4"><text:s text:c="8"/>"\"La città di Microninja landia è stata svegliata da strane notizie. "</text:p>
      <text:p text:style-name="P4"><text:s text:c="8"/>"Sono state riportate persone scomparse"</text:p>
      <text:p text:style-name="P4"><text:s text:c="8"/>" e strutture danneggiate in tutta la città,"</text:p>
      <text:p text:style-name="P4"><text:s text:c="8"/>" e altre novità arrivano mentre parliamo.\"",</text:p>
      <text:p text:style-name="P4"><text:s text:c="8"/>"\"Il sindaco Hubert ha indetto una riunione di emergenza e"</text:p>
      <text:p text:style-name="P4"><text:s text:c="8"/>" vi terremo informati sugli eventi che accadono...\"}}\n",</text:p>
      <text:p text:style-name="P4"><text:s text:c="8"/>"E' ora di alzarti, testa assonnata!",</text:p>
      <text:p text:style-name="P4"><text:s text:c="8"/>"\n{{gb:Nuova Magia:}} Digita {{yb:ls}} e premi {{wb:Invio}} per "</text:p>
      <text:p text:style-name="P4"><text:s text:c="8"/>"{{lb:guardarti attorno}}.\n"</text:p>
      <text:p text:style-name="P4"/>
      <text:p text:style-name="P4">"{{rb:Digita}} {{yb:ls}} {{rb:e premi invio per guardarti attorno nella "</text:p>
      <text:p text:style-name="P4"><text:s text:c="8"/>"tua camera da letto.}}"</text:p>
      <text:p text:style-name="P4"/>
      <text:list xml:id="list155136923429103" text:continue-numbering="true" text:style-name="WWNum1">
        <text:list-item>
          <text:p text:style-name="P8"><text:bookmark text:name="_1fob9te"/>SFIDA 2</text:p>
        </text:list-item>
      </text:list>
      <text:p text:style-name="P4"/>
      <text:p text:style-name="P4">"Fantastico, ora puoi vedere gli oggetti attorno a te.",</text:p>
      <text:p text:style-name="P4"><text:s text:c="8"/>"C'è il tuo letto, una sveglia...",</text:p>
      <text:p text:style-name="P4"><text:s text:c="8"/>"Euuughh... spegni quella sveglia!",</text:p>
      <text:p text:style-name="P4"><text:s text:c="8"/>"\n{{gb:Nuova magia}}: per {{lb:esaminare}} oggetti, digita {{lb:cat}} "</text:p>
      <text:p text:style-name="P4"><text:s text:c="8"/>"e il nome dell'oggetto.",</text:p>
      <text:p text:style-name="P4"><text:s text:c="8"/>"\nUsa {{yb:cat sveglia}} per {{lb:esaminare}} la sveglia.\n",</text:p>
      <text:p text:style-name="P4"/>
      <text:p text:style-name="P4">"Ok - è spenta. Meglio vestirsi...",</text:p>
      <text:p text:style-name="P4"/>
      <text:p text:style-name="P4"><text:s text:c="8"/>"Digita {{yb:ls guardaroba/}} per {{lb:guardare dentro}} il tuo "</text:p>
      <text:p text:style-name="P4"><text:s text:c="8"/>"{{lb:guardaroba}}.\n"</text:p>
      <text:p text:style-name="P4"/>
      <text:p text:style-name="P4">"{{rb:Digita}} {{yb:ls guardaroba/}} {{rb:per cercare qualcosa "</text:p>
      <text:p text:style-name="P4"><text:s text:c="8"/>"da indossare.}}"</text:p>
      <text:p text:style-name="P4"/>
      <text:p text:style-name="P4">"Controlla quella {{lb:maglietta}}!",</text:p>
      <text:p text:style-name="P4"><text:soft-page-break/><text:s text:c="8"/>"{{lb:Esamina}} la maglietta con {{yb:cat guardaroba/maglietta}} "</text:p>
      <text:p text:style-name="P4"><text:s text:c="8"/>"per vedere come appare.\n"</text:p>
      <text:p text:style-name="P4"/>
      <text:p text:style-name="P4">"{{rb:Digita}} {{yb:cat guardaroba/maglietta}} "</text:p>
      <text:p text:style-name="P4"><text:s text:c="8"/>"{{rb:per esaminarne l'aspetto.}}"</text:p>
      <text:p text:style-name="P4"/>
      <text:p text:style-name="P4">"Proprio bella! Indossala e guarda anche gli altri vestiti.",</text:p>
      <text:p text:style-name="P4"><text:s text:c="8"/>"{{lb:Esamina}} la {{lb:maglietta}} o i {{lb:pantaloni}}.\n"</text:p>
      <text:p text:style-name="P4"/>
      <text:p text:style-name="P4">"{{rb:Digita}} {{yb:cat guardaroba/pantaloni}} {{rb:o}} "</text:p>
      <text:p text:style-name="P4"><text:s text:c="8"/>"{{yb:cat guardaroba/gonna}} {{rb:per vestirti.}}"</text:p>
      <text:p text:style-name="P4"/>
      <text:p text:style-name="P4"><text:s/>"\n{{rb:Devi guardare nel tuo}} {{lb:guardaroba}} "</text:p>
      <text:p text:style-name="P4"><text:s text:c="16"/>"{{rb:per questo oggetto.}}"</text:p>
      <text:p text:style-name="P4"/>
      <text:p text:style-name="P4"><text:s/>"Fantastico, hai quasi finito di vestirti.",</text:p>
      <text:p text:style-name="P4"><text:s text:c="8"/>"Ora, controlla questo {{lb:berretto}}.\n"</text:p>
      <text:p text:style-name="P4"/>
      <text:p text:style-name="P4">"{{rb:Digita}} {{yb:cat guardaroba/berretto}} {{rb:per}} "</text:p>
      <text:p text:style-name="P4"><text:s text:c="8"/>"{{lb:esaminare}} {{rb:il berretto.}}"</text:p>
      <text:p text:style-name="P4"/>
      <text:list xml:id="list155136918021144" text:continue-numbering="true" text:style-name="WWNum1">
        <text:list-item>
          <text:p text:style-name="P8"><text:bookmark text:name="_3znysh7"/>SFIDA 3</text:p>
        </text:list-item>
      </text:list>
      <text:p text:style-name="P4">"Amorevole! Indossalo rapidamente.",</text:p>
      <text:p text:style-name="P4"><text:s text:c="8"/>"C'è altra roba molto interessante nella tua camera.",</text:p>
      <text:p text:style-name="P4"><text:s text:c="8"/>"{{lb:Guarda}} nei tuoi {{lb:scaffali}} con {{lb:ls}}.\n"</text:p>
      <text:p text:style-name="P4"/>
      <text:p text:style-name="P4">{{rb:Digita}} {{yb:ls scaffali/}} {{rb:per osservare i tuoi libri.}}</text:p>
      <text:p text:style-name="P4"/>
      <text:p text:style-name="P4">"Sai che puoi usare il tasto TAB per velocizzare la digitazione?",</text:p>
      <text:p text:style-name="P4"><text:s text:c="8"/>"Prova controllando quei fumetti. {{lb:Esaminali}} con "</text:p>
      <text:p text:style-name="P4"><text:s text:c="8"/>"{{yb:cat scaffali/fumetti}}",</text:p>
      <text:p text:style-name="P4"><text:s text:c="8"/>"Premi il tasto TAB prima di finire di digitare!\n"</text:p>
      <text:p text:style-name="P4"/>
      <text:p text:style-name="P4">"{{rb:Digita}} {{yb:cat scaffali/fumetti}} {{rb:per leggere i fumetti}}"</text:p>
      <text:p text:style-name="P4"/>
      <text:p text:style-name="P4">"Perchè è coperta da impronte?",</text:p>
      <text:p text:style-name="P4"><text:s text:c="8"/>"Aspetta, hai visto? C'è una {{lb:nota}} tra i tuoi libri.",</text:p>
      <text:p text:style-name="P4"><text:s text:c="8"/>"{{lb:Leggi}} la nota con {{lb:cat}}.\n"</text:p>
      <text:p text:style-name="P4"/>
      <text:p text:style-name="P4">{{rb:Digita}} {{yb:cat scaffali/nota}} {{rb:per leggere la nota.}}</text:p>
      <text:p text:style-name="P4"/>
      <text:list xml:id="list155136781633690" text:continue-numbering="true" text:style-name="WWNum1">
        <text:list-item>
          <text:p text:style-name="P8"><text:bookmark text:name="_2et92p0"/>SFIDA 4</text:p>
        </text:list-item>
      </text:list>
      <text:p text:style-name="P4"/>
      <text:p text:style-name="P4">"Strano. Ma non c'è tempo per questo ora - andiamo a cercare mamma.",</text:p>
      <text:p text:style-name="P4"><text:s text:c="8"/>"\n{{gb:Nuova magia}}: {{lb:cd}} ti permette di spostarti in posti diversi.",</text:p>
      <text:p text:style-name="P4"><text:s text:c="8"/>"\nUsa il comando {{yb:cd ../}} to {{lb:lasciare}} la tua camera.\n"</text:p>
      <text:p text:style-name="P4"/>
      <text:p text:style-name="P4">"{{rb:Digita}} {{yb:cd ../}} {{rb:per lasciare la tua stanza. Il}} "</text:p>
      <text:p text:style-name="P4"><text:s text:c="8"/>"{{lb:..}} "</text:p>
      <text:p text:style-name="P4"><text:soft-page-break/><text:s text:c="8"/>"{{rb:è la camera dietro te.}}",</text:p>
      <text:p text:style-name="P4"><text:s text:c="8"/>"{{rb:Digita}} {{yb:cd ../}} {{rb:per lasciare la tua stanza.}}"</text:p>
      <text:p text:style-name="P4"/>
      <text:p text:style-name="P4"><text:s/>"Hai abbandonato {{bb:camera-mia}} e sei nell'andito di {{bb:casa-mia}}.",</text:p>
      <text:p text:style-name="P4"><text:s text:c="8"/>"{{lb:Osserva}} tutte le diverse stanze con {{yb:ls}}.\n"</text:p>
      <text:p text:style-name="P4"/>
      <text:p text:style-name="P4">"{{pb:Ding. Dong.}}\n",</text:p>
      <text:p text:style-name="P4"><text:s text:c="8"/>"Cos'è? Una campana? Un po' strano.",</text:p>
      <text:p text:style-name="P4"><text:s text:c="8"/>"Guarda la porta per la {{bb:cucina}}, and ascolta il rumore di come si "</text:p>
      <text:p text:style-name="P4"><text:s text:c="8"/>"cucina.",</text:p>
      <text:p text:style-name="P4"><text:s text:c="8"/>"Sembra che qualcuno stia preparando la colazione!",</text:p>
      <text:p text:style-name="P4"><text:s text:c="8"/>"Per {{lb:entrare nella cucina}}, usa {{yb:cd cucina/}}"</text:p>
      <text:p text:style-name="P4"/>
      <text:p text:style-name="P4">{{rb:Digita}} {{yb:cd cucina/}} {{rb:e premi Invio.}}</text:p>
      <text:p text:style-name="P4"/>
      <text:p text:style-name="P4">"Grande, sei in cucina.",</text:p>
      <text:p text:style-name="P4"><text:s text:c="8"/>"{{lb:Guarda}} mamma con {{yb:ls}}."</text:p>
      <text:p text:style-name="P4"/>
      <text:p text:style-name="P4">"{{rb:Non riesci a trovarla? Digita}} {{yb:ls}} {{rb:e premi Invio.}}"</text:p>
      <text:p text:style-name="P4"/>
      <text:p text:style-name="P4"><text:s/>"La vedi molto impegnata, in una nuvola di vapore.",</text:p>
      <text:p text:style-name="P4"/>
      <text:p text:style-name="P4"><text:s text:c="8"/>"{{lb:Ascoltiamo}} cosa {{lb:mamma}} ha da dire "</text:p>
      <text:p text:style-name="P4"><text:s text:c="8"/>"usando {{lb:cat}}."</text:p>
      <text:p text:style-name="P4"/>
      <text:p text:style-name="P4"/>
      <text:p text:style-name="P4">"{{rb:Bloccato? Digita:}} {{yb:cat mamma}}. "</text:p>
      <text:p text:style-name="P4"><text:s text:c="8"/>"{{rb:Non dimenticare lo spazio e occhio alle maiuscole/minuscole!}}"</text:p>
      <text:p text:style-name="P4"/>
      <text:list xml:id="list155135596251879" text:continue-numbering="true" text:style-name="WWNum1">
        <text:list-item>
          <text:p text:style-name="P8"><text:bookmark text:name="_tyjcwt"/>SFIDA 5</text:p>
        </text:list-item>
      </text:list>
      <text:p text:style-name="P4"/>
      <text:p text:style-name="P4">"{{wb:Mamma:}} {{Bb:\"Ciao testa assonnata, la colazione è quasi pronta. "</text:p>
      <text:p text:style-name="P4"><text:s text:c="8"/>" Puoi andare a cercare papà?"</text:p>
      <text:p text:style-name="P4"><text:s text:c="8"/>" Penso sia nel}} {{bb:giardino}}{{Bb:.\"}}\n",</text:p>
      <text:p text:style-name="P4"><text:s text:c="8"/>"Ok, cerchiamo papà nel {{bb:giardino}}.",</text:p>
      <text:p text:style-name="P4"><text:s text:c="8"/>"Prima di tutto dobbiamo {{lb:lasciare}} la cucina con {{yb:cd ../}}\n"</text:p>
      <text:p text:style-name="P4"/>
      <text:p text:style-name="P4">"{{rb:Per lasciare la cucina, digita}} {{yb:cd ../}}"</text:p>
      <text:p text:style-name="P4"/>
      <text:p text:style-name="P4">"Sei tornato nell'andito principale di casa tua.",</text:p>
      <text:p text:style-name="P4"><text:s text:c="8"/>"Puoi vedere il {{bb:giardino}}? Dai uno {{lb:sguardo}} attorno.\n"</text:p>
      <text:p text:style-name="P4"/>
      <text:p text:style-name="P4"/>
      <text:p text:style-name="P4">{{rb:Digita}} {{yb:ls}} {{rb:per guardare attorno.}}</text:p>
      <text:p text:style-name="P4"/>
      <text:p text:style-name="P4">"Vedi le porte per il {{bb:giardino}}, la {{bb:cucina}}, la "</text:p>
      <text:p text:style-name="P4"><text:s text:c="8"/>"{{bb:camera-mia}} e {{bb:camera-genitori}}.",</text:p>
      <text:p text:style-name="P4"><text:s text:c="8"/>"{{lb:Vai}} verso il {{bb:giardino}}.\n"</text:p>
      <text:p text:style-name="P4"/>
      <text:p text:style-name="P4">{{rb:Digita}} {{yb:cd giardino/}} {{rb:per andare nel giardino.}}"</text:p>
      <text:p text:style-name="P4"><text:soft-page-break/></text:p>
      <text:p text:style-name="P4">"Usa {{yb:ls}} per {{lb:guardare}} se in giardino c'è papà.\n"</text:p>
      <text:p text:style-name="P4"/>
      <text:p text:style-name="P4">"{{rb:Per guardare per papà, digita}} {{yb:ls}} {{rb:e premi "</text:p>
      <text:p text:style-name="P4"><text:s text:c="8"/>"Invio.}}"</text:p>
      <text:p text:style-name="P4"/>
      <text:p text:style-name="P4">"Il giardino {{bb:giardino}} appare bellissimo in questo periodo dell'anno.",</text:p>
      <text:p text:style-name="P4"><text:s text:c="8"/>"Hmmm... Ma non vedo papà da nessuna parte.",</text:p>
      <text:p text:style-name="P4"><text:s text:c="8"/>"Forse è nella {{bb:serra}}.",</text:p>
      <text:p text:style-name="P4"><text:s text:c="8"/>"\n{{lb:Vai}} dentro la {{lb:serra}}.\n"</text:p>
      <text:p text:style-name="P4"/>
      <text:p text:style-name="P4">"{{rb:Per andare nella serra, digita}} {{yb:cd serra/}}"</text:p>
      <text:p text:style-name="P4"/>
      <text:p text:style-name="P4">"E' li? {{lb:Guarda attorno}} con {{yb:ls}} per scoprirlo.\n"</text:p>
      <text:p text:style-name="P4"/>
      <text:p text:style-name="P4">{{rb:Digita}} {{yb:ls}} {{rb:per cercare papà.}}</text:p>
      <text:p text:style-name="P4"/>
      <text:p text:style-name="P4">"Il tuo papà è stato occupato, ci sono molti ortaggi li.",</text:p>
      <text:p text:style-name="P4"><text:s text:c="8"/>"Hmmmm. Non è qui. Ma c'è qualcosa di strano.",</text:p>
      <text:p text:style-name="P4"><text:s text:c="8"/>"Vedi una nota per terra. <text:s/>Usa {{yb:cat nota}} per "</text:p>
      <text:p text:style-name="P4"><text:s text:c="8"/>"{{lb:leggere}} cosa dice.\n"</text:p>
      <text:p text:style-name="P4"/>
      <text:p text:style-name="P4">{{rb:Digita}} {{yb:cat nota}} {{rb:per vedere cosa dice la nota!}}</text:p>
      <text:p text:style-name="P4"/>
      <text:p text:style-name="P4">"Tornare indietro è facilissimo. Basta digitare {{yb:cd ../}} per tornare "</text:p>
      <text:p text:style-name="P4"><text:s text:c="8"/>"da dove sei venuto.\n"</text:p>
      <text:p text:style-name="P4"/>
      <text:p text:style-name="P4">{{rb:Digita}} {{yb:cd ../}} {{rb:per tornare nel giardino.}}</text:p>
      <text:p text:style-name="P4"/>
      <text:p text:style-name="P4"/>
      <text:p text:style-name="P4">"Sei tornato nel giardino. Usa {{yb:cd ../}} ancora per"</text:p>
      <text:p text:style-name="P4"><text:s text:c="8"/>" {{lb:tornare indietro}} alla casa.",</text:p>
      <text:p text:style-name="P4"><text:s text:c="8"/>"{{gb:Super consiglio: Premi il tasto SU per ripetere il tuo comando precedente.}}\n"</text:p>
      <text:p text:style-name="P4"/>
      <text:p text:style-name="P4"/>
      <text:p text:style-name="P4">{{rb:Digita}} {{yb:cd ../}} {{rb:per tornare alla casa.}}</text:p>
      <text:p text:style-name="P4"/>
      <text:p text:style-name="P4">Adesso {{lb:vai}} indietro nella {{bb:cucina}} e cerca mamma.\n</text:p>
      <text:p text:style-name="P4"/>
      <text:p text:style-name="P4">{{rb:Digita}} {{yb:cd cucina/}} {{rb:per tornare alla cucina.}}</text:p>
      <text:p text:style-name="P4"/>
      <text:list xml:id="list155135710930899" text:continue-numbering="true" text:style-name="WWNum1">
        <text:list-item>
          <text:p text:style-name="P8"><text:bookmark text:name="_3dy6vkm"/>SFIDA 6</text:p>
        </text:list-item>
      </text:list>
      <text:p text:style-name="P4"/>
      <text:p text:style-name="P4">"Informiamo mamma su papà. Digita {{yb:cat mamma}}"</text:p>
      <text:p text:style-name="P4"/>
      <text:p text:style-name="P4">"{{rb:Per parlare a mamma, digita}} {{yb:cat mamma}} {{rb:e premi "</text:p>
      <text:p text:style-name="P4"><text:s text:c="8"/>"Invio.}}"</text:p>
      <text:p text:style-name="P4"/>
      <text:p text:style-name="P4">"{{wb:mamma:}} {{Bb:\"Non l'hai trovato? Strano, "</text:p>
      <text:p text:style-name="P4"><text:s text:c="8"/>"non lascia mai casa senza prima dirmelo.\"",</text:p>
      <text:p text:style-name="P4"><text:soft-page-break/><text:s text:c="8"/>"\"Forse è andato all'incontro cittadino col sindaco,"</text:p>
      <text:p text:style-name="P4"><text:s text:c="8"/>" quello di cui stavano parlando i notiziari. "</text:p>
      <text:p text:style-name="P4"><text:s text:c="8"/>"Perchè non vai a controllare? Io starò a casa, nel caso che torni "</text:p>
      <text:p text:style-name="P4"><text:s text:c="8"/>"indietro.\"}}\n",</text:p>
      <text:p text:style-name="P4"><text:s text:c="8"/>"Dirigiamoci verso la {{bb:città}}. Per lasciare la casa, usa {{yb:cd}} da solo."</text:p>
      <text:p text:style-name="P4"/>
      <text:p text:style-name="P4">"{{rb:Digita}} {{yb:cd}} {{rb:per cominciare il viaggio.}}"</text:p>
      <text:p text:style-name="P4"/>
      <text:p text:style-name="P4">"Sei fuori di casa, nella lunga strada ventosa chiamata Tilde, "</text:p>
      <text:p text:style-name="P4"><text:s text:c="8"/>"oppure {{lb:~}}",</text:p>
      <text:p text:style-name="P4"><text:s text:c="8"/>"{{lb:Guarda attorno}} ancora per vedere dove andare."</text:p>
      <text:p text:style-name="P4"/>
      <text:p text:style-name="P4">"{{rb:Bloccato? digita}} {{yb:ls}} {{rb:per guardare attorno.}}"</text:p>
      <text:p text:style-name="P4"/>
      <text:p text:style-name="P4">"Puoi vedere una {{bb:città}} in lontananza! {{lb:Andiamo}} "</text:p>
      <text:p text:style-name="P4"><text:s text:c="8"/>"la usando {{lb:cd}}."</text:p>
      <text:p text:style-name="P4"/>
      <text:p text:style-name="P4">"{{rb:Digita}} {{yb:cd città/}} {{rb:per camminare dentro la città.}}"</text:p>
      <text:p text:style-name="P4"/>
      <text:list xml:id="list155136560946432" text:continue-numbering="true" text:style-name="WWNum1">
        <text:list-item>
          <text:p text:style-name="P8"><text:bookmark text:name="_1t3h5sf"/>SFIDA 7</text:p>
        </text:list-item>
      </text:list>
      <text:p text:style-name="P4"/>
      <text:p text:style-name="P4">"Dai uno {{lb:sguardo attorno}} per vedere cosa sta succedendo!"</text:p>
      <text:p text:style-name="P4"/>
      <text:p text:style-name="P4">"{{rb:Per guardare attorno, usa}} {{yb:ls}}"</text:p>
      <text:p text:style-name="P4"/>
      <text:p text:style-name="P4">"Wow, c'è tanta gente qua. Trova il {{lb:Sindaco}} e "</text:p>
      <text:p text:style-name="P4"><text:s text:c="8"/>"{{lb:ascolta}} cosa ha da dire."</text:p>
      <text:p text:style-name="P4"/>
      <text:p text:style-name="P4">"{{rb:Bloccato? Digita:}} {{yb:cat Sindaco}}"</text:p>
      <text:p text:style-name="P4"/>
      <text:p text:style-name="P4">"{{wb:Sindaco:}} {{Bb:\"State calmi, per favore! Abbiamo già degli investigatori "</text:p>
      <text:p text:style-name="P4"><text:s text:c="8"/>"che stanno indagando sulle persone scomparse, e speriamo di avere "</text:p>
      <text:p text:style-name="P4"><text:s text:c="8"/>"una spiegazione al più presto.\"}}\n",</text:p>
      <text:p text:style-name="P4"><text:s text:c="8"/>"Qualcosa di strano sta accadendo. Meglio controllare se sono tutti ok.",</text:p>
      <text:p text:style-name="P4"><text:s text:c="8"/>"Digita {{lb:cat}} per controllare le persone."</text:p>
      <text:p text:style-name="P4"/>
      <text:p text:style-name="P4">"cat uomo-scontroso": "\n{{wb:Uomo:}} {{Bb:\"Aiuto! Non capisco cosa mi sta "</text:p>
      <text:p text:style-name="P4"><text:s text:c="8"/>"accadendo. Sento queste campane suonare, e ora le mie gambe sono "</text:p>
      <text:p text:style-name="P4"><text:s text:c="8"/>"diventate strane.\"}}",</text:p>
      <text:p text:style-name="P4"><text:s text:c="8"/>"cat giovane-ragazza": "\n{{wb:Ragazza:}} {{Bb:\"Puoi aiutarmi? Non riesco "</text:p>
      <text:p text:style-name="P4"><text:s text:c="8"/>"a trovare la mia amica Amy da nessuna parte. Se la vedi, me lo fai"</text:p>
      <text:p text:style-name="P4"><text:s text:c="8"/>" sapere?\"}}",</text:p>
      <text:p text:style-name="P4"><text:s text:c="8"/>"cat bambino": "\n{{wb:Bambino:}} {{Bb:\"Pongo? Pongo? Qualcuno "</text:p>
      <text:p text:style-name="P4"><text:s text:c="8"/>"ha visto il mio cane Pongo? Non era mai andato via prima d'ora...\"}}"</text:p>
      <text:p text:style-name="P4"/>
      <text:p text:style-name="P4">"\n{{gb:Molto bene guardarsi attorno.}}</text:p>
      <text:p text:style-name="P4"/>
      <text:p text:style-name="P4"><text:s/>"{{rb:Usa}} {{yb:" + self.all_commands.keys()[0] + "}} "</text:p>
      <text:p text:style-name="P4"><text:s text:c="12"/>"{{rb:per continuare.}}"</text:p>
      <text:p text:style-name="P4"/>
      <text:p text:style-name="P4"><text:soft-page-break/>"\n{{gb:Ben fatto! Controlla ancora 1 persona.}}\n"</text:p>
      <text:p text:style-name="P4"/>
      <text:p text:style-name="P4">"\n{{gb:Ben fatto! Controlla ancora " + \</text:p>
      <text:p text:style-name="P4"><text:s text:c="20"/>str(len(self.all_commands)) + \ <text:s/>//questo indica il numero di persone rimanenti da controllare</text:p>
      <text:p text:style-name="P4"><text:s text:c="20"/>" persone.}}\n"</text:p>
      <text:p text:style-name="P4"/>
      <text:p text:style-name="P4">"\n{{gb:Premi Invio per continuare.}}"</text:p>
      <text:p text:style-name="P4"/>
      <text:list xml:id="list155135669081969" text:continue-numbering="true" text:style-name="WWNum1">
        <text:list-item>
          <text:p text:style-name="P8"><text:bookmark text:name="_4d34og8"/>SFIDA 8</text:p>
        </text:list-item>
      </text:list>
      <text:p text:style-name="P4"/>
      <text:p text:style-name="P4">"{{pb:Ding. Dong.}}\n",</text:p>
      <text:p text:style-name="P4"><text:s text:c="8"/>"Sembra proprio la campana sentita prima.",</text:p>
      <text:p text:style-name="P4"><text:s text:c="8"/>"Usa {{yb:ls}} per {{lb:guardare attorno}} di nuovo."</text:p>
      <text:p text:style-name="P4"/>
      <text:p text:style-name="P4">"{{rb:Usa}} {{yb:ls}} {{rb:per guardare attorno.}}"</text:p>
      <text:p text:style-name="P4"/>
      <text:p text:style-name="P4">"{{wb:Bambino:}} {{Bb:Oh no! Quell'}} {{lb:uomo-scontroso}} "</text:p>
      <text:p text:style-name="P4"><text:s text:c="8"/>"{{Bb:con le gambe strane è scomparso!}} "</text:p>
      <text:p text:style-name="P4"><text:s text:c="8"/>"{{Bb:Hai sentito la campana giusto prima che scomparisse??}}",</text:p>
      <text:p text:style-name="P4"><text:s text:c="8"/>"{{wb:Giovane-ragazza:}} {{Bb:Ho paura...}}",</text:p>
      <text:p text:style-name="P4"><text:s text:c="8"/>"\n{{pb:Ding. Dong.}}\n",</text:p>
      <text:p text:style-name="P4"><text:s text:c="8"/>"{{wb:Giovane-ragazza:}} {{Bb:Oh! L'ho sentita di nuovo!}}",</text:p>
      <text:p text:style-name="P4"><text:s text:c="8"/>"\nDai uno {{lb:sguardo attorno}} per controllare."</text:p>
      <text:p text:style-name="P4"/>
      <text:p text:style-name="P4">{{rb:Usa}} {{yb:ls}} {{rb:per guardare attorno.}}</text:p>
      <text:p text:style-name="P4"/>
      <text:p text:style-name="P4">"{{wb:Giovane-ragazza:}} {{Bb:Aspetta, c'era un}} {{lb:bambino}} "</text:p>
      <text:p text:style-name="P4"><text:s text:c="8"/>"{{Bb:qua... giusto?",</text:p>
      <text:p text:style-name="P4"><text:s text:c="8"/>"Ogni volta che la campana suona, qualcuno scompare!}}",</text:p>
      <text:p text:style-name="P4"><text:s text:c="8"/>"{{wb:Sindaco:}} {{Bb:Forse hanno semplicemente deciso di tornare a casa...?}}",</text:p>
      <text:p text:style-name="P4"><text:s text:c="8"/>"\n{{pb:Ding. Dong.}}\n",</text:p>
      <text:p text:style-name="P4"><text:s text:c="8"/>"{{lb:Guarda attorno.}}"</text:p>
      <text:p text:style-name="P4"/>
      <text:p text:style-name="P4">"{{rb:Usa}} {{yb:ls}} {{rb:per guardare attorno.}}"</text:p>
      <text:p text:style-name="P4"/>
      <text:p text:style-name="P4">"Sei da solo con il Sindaco.",</text:p>
      <text:p text:style-name="P4"><text:s text:c="8"/>"{{lb:Ascolta}} cosa ha da dire il Sindaco ."</text:p>
      <text:p text:style-name="P4"/>
      <text:p text:style-name="P4">"{{rb:Usa}} {{yb:cat Sindaco}} {{rb:per parlare al Sindaco.}}"</text:p>
      <text:p text:style-name="P4"/>
      <text:p text:style-name="P4">"{{wb:Sindaco:}} {{Bb:\"Tutti... sono scomparsi??\"",</text:p>
      <text:p text:style-name="P4"><text:s text:c="8"/>"....Dovrei andare a casa ora...}}",</text:p>
      <text:p text:style-name="P4"><text:s text:c="8"/>"\n{{pb:Ding. Dong.}}\n"</text:p>
      <text:p text:style-name="P4"/>
      <text:p text:style-name="P4">"{{rb:Usa}} {{yb:ls}} {{rb:per guardare attorno.}}"</text:p>
      <text:p text:style-name="P4"/>
      <text:p text:style-name="P4">"Non c'è più nessuno.",</text:p>
      <text:p text:style-name="P4"><text:s text:c="8"/>"Aspetta - c'è una nota per terra.",</text:p>
      <text:p text:style-name="P4"><text:s text:c="8"/>"Usa {{lb:cat}} per leggere la nota."</text:p>
      <text:p text:style-name="P4"><text:soft-page-break/></text:p>
      <text:p text:style-name="P4">{{rb:Usa}} {{yb:cat nota}} {{rb:per leggere la nota.}}</text:p>
      <text:p text:style-name="P4"/>
      <text:list xml:id="list155136957466804" text:continue-numbering="true" text:style-name="WWNum1">
        <text:list-item>
          <text:p text:style-name="P8"><text:bookmark text:name="_2s8eyo1"/>SFIDA 9</text:p>
        </text:list-item>
      </text:list>
      <text:p text:style-name="P4"/>
      <text:p text:style-name="P4">"Oh no! Controlliamo se mamma sta bene.",</text:p>
      <text:p text:style-name="P4"><text:s text:c="8"/>"Digita {{yb:cd ../}} per lasciare la {{bb:città}}."</text:p>
      <text:p text:style-name="P4"/>
      <text:p text:style-name="P4">"{{rb:Usa}} {{yb:cd ../}} {{rb:per dirigerti verso casa.}}"</text:p>
      <text:p text:style-name="P4"/>
      <text:p text:style-name="P4">"{{pb:Ding. Dong.}}\n",</text:p>
      <text:p text:style-name="P4"/>
      <text:p text:style-name="P4"><text:s text:c="8"/>"Digita {{yb:cd casa-mia/cucina/}} per andare dritto in "</text:p>
      <text:p text:style-name="P4"><text:s text:c="8"/>"{{bb:cucina}}.",</text:p>
      <text:p text:style-name="P4"/>
      <text:p text:style-name="P4"><text:s text:c="8"/>"{{gb:Premi TAB per velocizzare la digitazione!}}"</text:p>
      <text:p text:style-name="P4"/>
      <text:p text:style-name="P4">"{{rb:Usa}} {{yb:cd casa-mia/cucina/}} {{rb:per andare in "</text:p>
      <text:p text:style-name="P4"><text:s text:c="8"/>"cucina.}}"</text:p>
      <text:p text:style-name="P4"/>
      <text:p text:style-name="P4">"Guarda attorno per accertarti che sia tutto OK."</text:p>
      <text:p text:style-name="P4"/>
      <text:p text:style-name="P4">"{{rb:Usa}} {{yb:ls}} {{rb:per vedere se tutto sta dove "</text:p>
      <text:p text:style-name="P4"><text:s text:c="8"/>"dovrebbe essere.}}"</text:p>
      <text:p text:style-name="P4"/>
      <text:p text:style-name="P4"/>
      <text:p text:style-name="P4">"Oh no - Anche mamma è sparita!",</text:p>
      <text:p text:style-name="P4"><text:s text:c="8"/>"Aspetta, c'è un'altra {{lb:nota}}.",</text:p>
      <text:p text:style-name="P4"><text:s text:c="8"/>"Usa {{lb:cat}} per {{lb:leggere}} la {{lb:nota}}."</text:p>
      <text:p text:style-name="P4"/>
      <text:p text:style-name="P4">"{{rb:Usa}} {{yb:cat nota}} {{rb:per leggere la nota.}}"</text:p>
      <text:p text:style-name="P4"/>
      <text:list xml:id="list155136318766846" text:continue-numbering="true" text:style-name="WWNum1">
        <text:list-item>
          <text:p text:style-name="P8"><text:bookmark text:name="_17dp8vu"/>SFIDA 10</text:p>
        </text:list-item>
      </text:list>
      <text:p text:style-name="P4"/>
      <text:p text:style-name="P4">"Sei a casa. Sembri solo.",</text:p>
      <text:p text:style-name="P4"><text:s text:c="8"/>"Usa {{lb:cat}} per {{lb:esaminare}} alcuni oggetti attorno a te.\n"</text:p>
      <text:p text:style-name="P4"/>
      <text:p text:style-name="P4">"\n{{gb:Ben fatto! Guarda un altro "</text:p>
      <text:p text:style-name="P4"><text:s text:c="16"/>"oggetto.}}"</text:p>
      <text:p text:style-name="P4"/>
      <text:p text:style-name="P4"><text:s/>"\n{{rb:Usa}} {{lb:cat}} {{rb:per guardare due "</text:p>
      <text:p text:style-name="P4"><text:s text:c="20"/>"oggetti attorno a te.}}"</text:p>
      <text:p text:style-name="P4"/>
      <text:p text:style-name="P4">'\n{{rb:Usa il comando}} {{yb:' + self.allowed_commands[0] +</text:p>
      <text:p text:style-name="P4"><text:s text:c="20"/>'}} {{rb:per continuare.}}'</text:p>
      <text:p text:style-name="P4"/>
      <text:p text:style-name="P4">"Sembra che qua ci sia soltanto molto cibo.",</text:p>
      <text:p text:style-name="P4"><text:s text:c="8"/>"Guarda nuovamente se puoi trovare qualcos'altro in {{bb:città}}.",</text:p>
      <text:p text:style-name="P4"><text:s text:c="8"/>"Prima di tutto, usa {{yb:cd ../}} per {{lb:lasciare}} la cucina.\n"</text:p>
      <text:p text:style-name="P4"><text:soft-page-break/></text:p>
      <text:p text:style-name="P4">"\n{{gb:Ottimo lavoro! Ora ridai l'ultimo comando usando "</text:p>
      <text:p text:style-name="P4"><text:s text:c="20"/>"il tasto SU della tua tastiera.}}"</text:p>
      <text:p text:style-name="P4"/>
      <text:p text:style-name="P4">'\n{{rb:Usa}} {{yb:cd ../}} {{rb:per dirigerti verso la città.}}'</text:p>
      <text:p text:style-name="P4"/>
      <text:p text:style-name="P4">"\n{{gb:Ottimo lavoro! Ora usa}} {{yb:cd città/}} {{gb: "</text:p>
      <text:p text:style-name="P4"><text:s text:c="20"/>"per dirigerti verso la città.}}"</text:p>
      <text:p text:style-name="P4"/>
      <text:p text:style-name="P4">{{rb:Usa}} {{yb:cd città/}} {{rb:per andare in città.}}</text:p>
      <text:p text:style-name="P4"/>
      <text:p text:style-name="P4">"Usa {{yb:ls}} per {{lb:guardare attorno}}.\n",</text:p>
      <text:p text:style-name="P4"/>
      <text:p text:style-name="P4">{{rb:Usa}} {{yb:ls}} {{rb:per dare uno sguardo attorno alla città.}}</text:p>
      <text:p text:style-name="P4"/>
      <text:p text:style-name="P4">"Il posto appare deserto.",</text:p>
      <text:p text:style-name="P4"><text:s text:c="8"/>"Però, ti sembra di sentire dei bisbigli.",</text:p>
      <text:p text:style-name="P4"><text:s text:c="8"/>"\n{{Bn:\".....se usassero}} {{yb:ls -a}}{{Bn:, ci vederebbero...\"}}",</text:p>
      <text:p text:style-name="P4"><text:s text:c="8"/>"{{Bn:\"..Shhh! <text:s/>...potrebbe sentire....\"}}\n"</text:p>
      <text:p text:style-name="P4"/>
      <text:p text:style-name="P4">"{{rb:Hai sentito bisbigli riferirsi a}} {{yb:ls -a}}"</text:p>
      <text:p text:style-name="P4"><text:s text:c="8"/>"{{rb:, prova a usarlo!}}",</text:p>
      <text:p text:style-name="P4"/>
      <text:p text:style-name="P4">"Vedi un {{bb:.rifugio-nascosto}} che non avevi notato prima.",</text:p>
      <text:p text:style-name="P4"><text:s text:c="8"/>"{{gb:Ciò che comincia con . è normalmente nascosto alla vista.}}",</text:p>
      <text:p text:style-name="P4"><text:s text:c="8"/>"Sembra che i bisbigli vengano da li. Prova ad andarci.\n"</text:p>
      <text:p text:style-name="P4"/>
      <text:p text:style-name="P4">"{{rb:Prova ad andare dentro il}} {{lb:.rifugio-nascosto}} {{rb:usando }}"</text:p>
      <text:p text:style-name="P4"><text:s text:c="8"/>"{{lb:cd}}{{rb:.}}",</text:p>
      <text:p text:style-name="P4"><text:s text:c="8"/>"{{rb:Usa il comando}} {{yb:cd .rifugio-nascosto/ }}"</text:p>
      <text:p text:style-name="P4"><text:s text:c="8"/>"{{rb:per entrare.}}"</text:p>
      <text:p text:style-name="P4"/>
      <text:p text:style-name="P4">"C'è qualcuno qua? {{lb:Guarda attorno}}.\n"</text:p>
      <text:p text:style-name="P4"/>
      <text:p text:style-name="P4">"{{rb:Usa}} {{yb:ls}} {{rb:per guardare attorno.}}"</text:p>
      <text:p text:style-name="P4"/>
      <text:list xml:id="list155135496753391" text:continue-numbering="true" text:style-name="WWNum1">
        <text:list-item>
          <text:p text:style-name="P8"><text:bookmark text:name="_3rdcrjn"/>SFIDA 11</text:p>
        </text:list-item>
      </text:list>
      <text:p text:style-name="P4"/>
      <text:p text:style-name="P4">"Vedi un gruppo di persone impaurite che ti guardano, e un cane.",</text:p>
      <text:p text:style-name="P4"><text:s text:c="8"/>"{{lb:Ascolta}} cosa hanno da dire con {{lb:cat}}.\n"</text:p>
      <text:p text:style-name="P4"/>
      <text:p text:style-name="P4">"cat Edith": "\n{{wb:Edith:}} {{Bb:\"Ci hai trovato! Edoardo, ti ho detto "</text:p>
      <text:p text:style-name="P4"><text:s text:c="8"/>"di abbassare la voce.\"}}",</text:p>
      <text:p text:style-name="P4"><text:s text:c="8"/>"cat Eleonora": "\n{{wb:Eleonora:}} {{Bb:\"Mia madre teme che "</text:p>
      <text:p text:style-name="P4"><text:s text:c="8"/>"la campana ci troverebbe se uscissimo fuori.\"}}",</text:p>
      <text:p text:style-name="P4"><text:s text:c="8"/>"cat Edoardo": "\n{{wb:Edoardo:}} {{Bb:\"Scusa Edith... ma "</text:p>
      <text:p text:style-name="P4"><text:s text:c="8"/>"non penso che intendano farci del male. Forse possono aiutarci?\"}}",</text:p>
      <text:p text:style-name="P4"><text:s text:c="8"/>"cat cane": "\n{{wb:Cane:}} {{Bb:\"Bau bau!\"}}"</text:p>
      <text:p text:style-name="P4"/>
      <text:p text:style-name="P4">{{gb:Ottimo lavoro guardare attorno.}}</text:p>
      <text:p text:style-name="P4"><text:soft-page-break/></text:p>
      <text:p text:style-name="P4">"{{rb:Usa}} {{yb:" + self.all_commands.keys()[0] + "}} "</text:p>
      <text:p text:style-name="P4"><text:s text:c="12"/>"{{rb:per continuare.}}"</text:p>
      <text:p text:style-name="P4"/>
      <text:p text:style-name="P4">{{gb:Ottimo lavoro! Controlla " + \</text:p>
      <text:p text:style-name="P4"><text:s text:c="20"/>str(len(self.all_commands)) + \</text:p>
      <text:p text:style-name="P4"><text:s text:c="20"/>" persone ancora.}}\n"</text:p>
      <text:p text:style-name="P4"/>
      <text:p text:style-name="P4">{{gb:Premi Invio per continuare.}}</text:p>
      <text:p text:style-name="P4"/>
      <text:p text:style-name="P4">"Edoardo sembra che voglia dirti qualcosa.\n",</text:p>
      <text:p text:style-name="P4"><text:s text:c="8"/>"{{wb:Edoardo:}} {{Bb:\"Ciao. Potresti darmi un aiuto?\"",</text:p>
      <text:p text:style-name="P4"/>
      <text:p text:style-name="P4"><text:s text:c="8"/>"\"Ho imparato questa magia per muovere oggetti da"</text:p>
      <text:p text:style-name="P4"><text:s text:c="8"/>" un posto all'altro. Ma non riesco a farla funzionare.\"",</text:p>
      <text:p text:style-name="P4"/>
      <text:p text:style-name="P4"><text:s text:c="8"/>"\"Ho provato a muovere questa}} {{lb:mela}} {{Bb:dentro il}} "</text:p>
      <text:p text:style-name="P4"><text:s text:c="8"/>"{{lb:cesto}}{{Bb:\"}}",</text:p>
      <text:p text:style-name="P4"/>
      <text:p text:style-name="P4"><text:s text:c="8"/>"{{Bb:\"Mi è stato detto che il comando era}} {{yb:mv mela cesto/}}{{Bb:\"}}",</text:p>
      <text:p text:style-name="P4"/>
      <text:p text:style-name="P4"><text:s text:c="8"/>"{{Bb:\"Ma non capisco cosa significa. Tu lo sai? "</text:p>
      <text:p text:style-name="P4"><text:s text:c="8"/>"Potresti spiegarmelo?\"}}\n"</text:p>
      <text:p text:style-name="P4"/>
      <text:p text:style-name="P4">"{{rb:Usa il comando}} {{yb:mv mela cesto/}} {{rb:per "</text:p>
      <text:p text:style-name="P4"><text:s text:c="8"/>"spostare la mela dentro il cesto.}}"</text:p>
      <text:p text:style-name="P4"/>
      <text:p text:style-name="P4">"Guarda se sei riuscito a spostare la mela. {{lb:Guarda attorno}} "</text:p>
      <text:p text:style-name="P4"><text:s text:c="8"/>"in questa cartella.\n"</text:p>
      <text:p text:style-name="P4"/>
      <text:p text:style-name="P4">"{{rb:Usa}} {{yb:ls}} {{rb:per guardare attorno.}}"</text:p>
      <text:p text:style-name="P4"/>
      <text:p text:style-name="P4">"{{gb:Ottimo lavoro! La mela non è più nella cartella.}}\n",</text:p>
      <text:p text:style-name="P4"><text:s text:c="8"/>"{{wn:Ora controlla se la mela è nel}} {{lb:cesto}} {{wn:usando}} "</text:p>
      <text:p text:style-name="P4"><text:s text:c="8"/>"{{lb:ls}}{{wn:.}}\n"</text:p>
      <text:p text:style-name="P4"/>
      <text:p text:style-name="P4">"{{rb:Usa il comando}} {{yb:ls cesto/}} {{rb:per guardare dentro il "</text:p>
      <text:p text:style-name="P4"><text:s text:c="8"/>"cesto.}}"</text:p>
      <text:p text:style-name="P4"/>
      <text:p text:style-name="P4">"{{gb:Eccellente, hai spostato la mela dentro il cesto!}}",</text:p>
      <text:p text:style-name="P4"><text:s text:c="8"/>"\n{{wb:Edoardo:}} {{Bb:\"Hey, ce l'hai fatta! Cosa stavo facendo "</text:p>
      <text:p text:style-name="P4"><text:s text:c="8"/>"di sbagliato?\"}}",</text:p>
      <text:p text:style-name="P4"><text:s text:c="8"/>"{{Bb:\"Puoi rispostare la mela dal cesto e riportarla qua?\"}}\n",</text:p>
      <text:p text:style-name="P4"><text:s text:c="8"/>"{{lb:Sposta}} la {{lb:mela}} dal {{lb:cesto}} "</text:p>
      <text:p text:style-name="P4"><text:s text:c="8"/>"verso la tua posizione corrente. Questo è rappresentato da {{lb:./}}",</text:p>
      <text:p text:style-name="P4"><text:s text:c="8"/>"Così {{yb:mv cesto/mela ./}} è il comando completo. "</text:p>
      <text:p text:style-name="P4"><text:s text:c="8"/>"Hai bisogno di {{lb:./}} !\n"</text:p>
      <text:p text:style-name="P4"/>
      <text:p text:style-name="P4">"{{rb:Usa il comando}} {{yb:mv cesto/mela ./}} {{rb:per}} "</text:p>
      <text:p text:style-name="P4"><text:s text:c="8"/>"{{lb:m}}{{rb:o}}{{lb:v}}{{rb:e la mela dal cesto cesto alla tua "</text:p>
      <text:p text:style-name="P4"><text:s text:c="8"/>"posizione corrente}} {{lb:./}}"</text:p>
      <text:p text:style-name="P4"/>
      <text:p text:style-name="P4"><text:soft-page-break/>"{{gb:Quasi! Il comando completo è}} "</text:p>
      <text:p text:style-name="P4"><text:s text:c="16"/>"{{yb:mv cesto/mela ./}} {{gb:- non dimenticare il punto!}}"</text:p>
      <text:p text:style-name="P4"/>
      <text:p text:style-name="P4"/>
      <text:p text:style-name="P4">"{{wb:Edith:}} {{Bb:\"Dovresti smetterla di giocare con quello, è l'unico cibo "</text:p>
      <text:p text:style-name="P4"><text:s text:c="8"/>"che ci è rimasto.\"}}",</text:p>
      <text:p text:style-name="P4"><text:s text:c="8"/>"{{Bb:\"Ah! Il cane corre fuori!\"}}",</text:p>
      <text:p text:style-name="P4"><text:s text:c="8"/>"{{wb:Eleonora:}} {{Bb:\"Cagnolinoo!\"}}",</text:p>
      <text:p text:style-name="P4"><text:s text:c="8"/>"{{wb:Edith:}} {{Bb:\"No! Non andare fuori!\"}}",</text:p>
      <text:p text:style-name="P4"><text:s text:c="8"/>"\n{{lb:Eleonora}} segue il suo {{lb:cane}} e lascia il rifugio "</text:p>
      <text:p text:style-name="P4"><text:s text:c="8"/>"{{lb:.rifugio-nascosto}}.",</text:p>
      <text:p text:style-name="P4"><text:s text:c="8"/>"{{lb:Guarda attorno}} per controllare.\n"</text:p>
      <text:p text:style-name="P4"/>
      <text:p text:style-name="P4">"{{rb:Guarda attorno usando}} {{yb:ls}} {{rb:per controllare se Eleonora è "</text:p>
      <text:p text:style-name="P4"><text:s text:c="8"/>"qua.}}"</text:p>
      <text:p text:style-name="P4"/>
      <text:p text:style-name="P4"/>
      <text:p text:style-name="P4">"{{wb:Edith:}} {{Bb:\"No!! Cagnolino, torna indietro!!\"}}",</text:p>
      <text:p text:style-name="P4"><text:s text:c="8"/>"{{Bb:\"Ehi tu, salva la mia piccola bimba!\"}}\n",</text:p>
      <text:p text:style-name="P4"><text:s text:c="8"/>"Prima di tutto, {{lb:guarda attorno}} per cercare Eleonora con {{yb:ls ../}}",</text:p>
      <text:p text:style-name="P4"/>
      <text:p text:style-name="P4">"{{rb:Guarda nella cartella città usando}} {{yb:ls ../}} "</text:p>
      <text:p text:style-name="P4"><text:s text:c="8"/>"{{rb:oppure}} {{yb:ls ~/città/}}"</text:p>
      <text:p text:style-name="P4"/>
      <text:p text:style-name="P4"/>
      <text:p text:style-name="P4">"Ora {{lb:sposta Eleonora}} dalla città {{lb:..}} alla "</text:p>
      <text:p text:style-name="P4"><text:s text:c="8"/>"tua posizione corrente {{lb:.}}\n"</text:p>
      <text:p text:style-name="P4"/>
      <text:p text:style-name="P4">"{{rb:Rapido! Usa}} {{yb:mv ../Eleonora ./}} "</text:p>
      <text:p text:style-name="P4"><text:s text:c="8"/>"{{rb:per riportare Eleonora in sicurezza.}}"</text:p>
      <text:p text:style-name="P4"/>
      <text:list xml:id="list155135701180591" text:continue-numbering="true" text:style-name="WWNum1">
        <text:list-item>
          <text:p text:style-name="P8"><text:bookmark text:name="_26in1rg"/>SFIDA 12</text:p>
        </text:list-item>
      </text:list>
      <text:p text:style-name="P4"/>
      <text:p text:style-name="P4">"{{wb:Edith:}} {{Bb:Grazie per averla salvata!}}",</text:p>
      <text:p text:style-name="P4"><text:s text:c="8"/>"{{wb:Eleonora:}} {{Bb:Cagnolino!}}",</text:p>
      <text:p text:style-name="P4"><text:s text:c="8"/>"{{wb:Edith:}} {{Bb:Potresti salvare anche il suo cane? Sono preoccupato che "</text:p>
      <text:p text:style-name="P4"><text:s text:c="8"/>"possa accadergli qualcosa se continua a stare fuori.}}\n"</text:p>
      <text:p text:style-name="P4"/>
      <text:p text:style-name="P4">"{{rb:Usa il comando}} {{yb:mv ../cane ./}} {{rb:per salvare il cane.}}"</text:p>
      <text:p text:style-name="P4"/>
      <text:p text:style-name="P4">"{{wb:Eleonora:}} {{Bb:Yay, cagnolino!}}",</text:p>
      <text:p text:style-name="P4"><text:s text:c="8"/>"{{wb:cane:}} {{Bb:Ruff!}}",</text:p>
      <text:p text:style-name="P4"><text:s text:c="8"/>"{{wb:Edith:}} {{Bb:Grazie tantissimo per averli riportati indietro entrambi.",</text:p>
      <text:p text:style-name="P4"><text:s text:c="8"/>"Mi ero sbagliato su di te. Sei un eroe!}}\n",</text:p>
      <text:p text:style-name="P4"><text:s text:c="8"/>"{{lb:Ascolta tutti}} e vedi se puoi fare qualcos'altro "</text:p>
      <text:p text:style-name="P4"><text:s text:c="8"/>"per aiutarli.\n"</text:p>
      <text:p text:style-name="P4"/>
      <text:p text:style-name="P4">"cat Edith": "\n{{wb:Edith:}} {{Bb:\"Grazie tantissime! "</text:p>
      <text:p text:style-name="P4"><text:s text:c="8"/>"Eleonora, non andare di nuovo fuori - mi hai fatto prendere un grandissimo "</text:p>
      <text:p text:style-name="P4"><text:s text:c="8"/>"spavento!\"}}",</text:p>
      <text:p text:style-name="P4"><text:soft-page-break/></text:p>
      <text:p text:style-name="P4"><text:s text:c="8"/>"cat Eleonora": "\n{{wb:Eleonora:}} {{Bb:\"Dove pensi che la "</text:p>
      <text:p text:style-name="P4"><text:s text:c="8"/>"campana ci avrebbe portati?\"}}",</text:p>
      <text:p text:style-name="P4"/>
      <text:p text:style-name="P4"><text:s text:c="8"/>"cat cane": "\n{{wb:cane:}} {{Bb:\"Bau! Bau Bau!\"}}"</text:p>
      <text:p text:style-name="P4"/>
      <text:p text:style-name="P4">"{{gb:Edoardo guarda come se avesse qualcosa da dire. "</text:p>
      <text:p text:style-name="P4"><text:s text:c="8"/>"Ascolta Edoardo con}} {{yb:cat Edoardo}}"</text:p>
      <text:p text:style-name="P4"/>
      <text:list xml:id="list155136738001293" text:continue-numbering="true" text:style-name="WWNum1">
        <text:list-item>
          <text:p text:style-name="P8"><text:bookmark text:name="_lnxbz9"/>SFIDA 13</text:p>
        </text:list-item>
      </text:list>
      <text:p text:style-name="P4"/>
      <text:p text:style-name="P4">"{{wb:Edoardo:}} {{Bb:\"Grazie tantissime per aver salvato la mia bambina!",</text:p>
      <text:p text:style-name="P4"><text:s text:c="8"/>"Avrei un altro favore da chiederti...",</text:p>
      <text:p text:style-name="P4"/>
      <text:p text:style-name="P4"><text:s text:c="8"/>"Non abbiamo più cibo. Potresti trovarci qualcosa? "</text:p>
      <text:p text:style-name="P4"><text:s text:c="8"/>"Non abbiamo avuto il tempo di procurarcelo prima di nasconderci.\"",</text:p>
      <text:p text:style-name="P4"/>
      <text:p text:style-name="P4"><text:s text:c="8"/>"\"Ricordi di aver visto del cibo durante questi viaggi?\"}}",</text:p>
      <text:p text:style-name="P4"/>
      <text:p text:style-name="P4"><text:s text:c="8"/>"\n...ah! C'era tutto quel cibo in {{bb:cucina}}! "</text:p>
      <text:p text:style-name="P4"><text:s text:c="8"/>"Potremo darlo a questa famiglia.",</text:p>
      <text:p text:style-name="P4"/>
      <text:p text:style-name="P4"><text:s text:c="8"/>"\nComincia {{lb:spostando}} il {{lb:cesto}} verso {{lb:~}}. "</text:p>
      <text:p text:style-name="P4"><text:s text:c="8"/>"Usa il comando {{yb:mv cesto ~/}}\n"</text:p>
      <text:p text:style-name="P4"/>
      <text:p text:style-name="P4">"{{rb:Usa il comando}} {{yb:mv cesto ~/}} "</text:p>
      <text:p text:style-name="P4"><text:s text:c="8"/>"{{rb:per spostare il}} {{lb:cesto}} {{rb:verso la strada ventosa}} {{lb:~}}"</text:p>
      <text:p text:style-name="P4"/>
      <text:p text:style-name="P4"/>
      <text:p text:style-name="P4"><text:s/>"Ora segui il cesto. Usa {{yb:cd}} da solo "</text:p>
      <text:p text:style-name="P4"><text:s text:c="8"/>"per {{lb:spostarti}} verso la strada ventosa Tilde ~.\n"</text:p>
      <text:p text:style-name="P4"/>
      <text:p text:style-name="P4">"{{rb:Usa il comando}} {{yb:cd}} {{rb:da solo "</text:p>
      <text:p text:style-name="P4"><text:s text:c="8"/>"per muoverti verso la strada ~}}"</text:p>
      <text:p text:style-name="P4"/>
      <text:p text:style-name="P4">"Sei ritornato alla strada ventosa. {{lb:Guarda attorno}} "</text:p>
      <text:p text:style-name="P4"><text:s text:c="8"/>"con {{yb:ls}} per accertarti di avere il cesto con te.\n"</text:p>
      <text:p text:style-name="P4"/>
      <text:p text:style-name="P4">"{{rb:Usa}} {{yb:ls}} {{rb:da solo "</text:p>
      <text:p text:style-name="P4"><text:s text:c="8"/>"per guardare attorno.}}"</text:p>
      <text:p text:style-name="P4"/>
      <text:p text:style-name="P4"/>
      <text:p text:style-name="P4">"Hai il cesto con te, e "</text:p>
      <text:p text:style-name="P4"><text:s text:c="8"/>"vedi {{bb:casa-mia}} avvicinarsi.",</text:p>
      <text:p text:style-name="P4"><text:s text:c="8"/>"Sposta il {{lb:cesto}} verso {{lb:casa-mia/cucina}}.",</text:p>
      <text:p text:style-name="P4"><text:s text:c="8"/>"Non dimenticare che puoi usare il tasto TAB per completare automaticamente i comandi.\n"</text:p>
      <text:p text:style-name="P4"/>
      <text:p text:style-name="P4">"{{rb:Usa}} {{yb:mv cesto casa-mia/cucina/}} "</text:p>
      <text:p text:style-name="P4"><text:s text:c="8"/>"{{rb:per spostare il cesto verso la tua cucina.}}",</text:p>
      <text:p text:style-name="P4"/>
      <text:p text:style-name="P4"><text:soft-page-break/>"Ora {{lb:vai}} dentro {{lb:casa-mia/cucina}} con {{lb:cd}}.\n",</text:p>
      <text:p text:style-name="P4"/>
      <text:p text:style-name="P4">"{{rb:Usa}} {{yb:cd casa-mia/cucina/}} "</text:p>
      <text:p text:style-name="P4"><text:s text:c="8"/>"{{rb:per andare verso la cucina.}}",</text:p>
      <text:p text:style-name="P4"/>
      <text:list xml:id="list155135814568853" text:continue-numbering="true" text:style-name="WWNum1">
        <text:list-item>
          <text:p text:style-name="P8"><text:bookmark text:name="_35nkun2"/>SFIDA 14</text:p>
        </text:list-item>
      </text:list>
      <text:p text:style-name="P4"/>
      <text:p text:style-name="P4">"{{lb:Guarda attorno}} per vedere che cibo c'è "</text:p>
      <text:p text:style-name="P4"><text:s text:c="8"/>"in cucina.\n"</text:p>
      <text:p text:style-name="P4"/>
      <text:p text:style-name="P4">"{{rb:Usa}} {{yb:ls}} {{rb:per}} {{lb:guardare}} "</text:p>
      <text:p text:style-name="P4"><text:s text:c="8"/>"{{rb:la cucina.}}"</text:p>
      <text:p text:style-name="P4"/>
      <text:p text:style-name="P4">"{{lb:Sposta}} tre cibi dentro il tuo cesto.",</text:p>
      <text:p text:style-name="P4"><text:s text:c="8"/>"Puoi spostare tre oggetti contemporaneamente usando {{lb:mv &lt;oggetto1&gt; &lt;oggetto2&gt;"</text:p>
      <text:p text:style-name="P4"><text:s text:c="8"/>" &lt;oggetto3&gt; cesto/}}.\n"</text:p>
      <text:p text:style-name="P4"/>
      <text:p text:style-name="P4"><text:s/>"giornale": "{{rb:Hanno chiesto cibo, probabilmente non potrebbero "</text:p>
      <text:p text:style-name="P4"><text:s text:c="8"/>"mangiare il giornale.}}",</text:p>
      <text:p text:style-name="P4"><text:s text:c="8"/>"forno": "{{rb:E' un po' troppo pesante da trasportare!}}",</text:p>
      <text:p text:style-name="P4"><text:s text:c="8"/>"tavolo": "{{rb:E' un po' troppo ingombrante da trasportare!}}"</text:p>
      <text:p text:style-name="P4"/>
      <text:p text:style-name="P4">"{{rb:Stai cercando di spostare qualcosa che "</text:p>
      <text:p text:style-name="P4"><text:s text:c="28"/>"non è nella cartella.\nProva ad usare}} "</text:p>
      <text:p text:style-name="P4"><text:s text:c="28"/>"{{yb:mv %s cesto/}}"</text:p>
      <text:p text:style-name="P4"/>
      <text:p text:style-name="P4">'{{rb:Prova ad usare}} {{yb:mv %s cesto/}}'</text:p>
      <text:p text:style-name="P4"/>
      <text:p text:style-name="P4">'\n{{gb:Ottimo! Continua così.}}</text:p>
      <text:p text:style-name="P4"/>
      <text:p text:style-name="P4">{{rb:Prova ad usare}} {{yb:mv %s cesto/}}</text:p>
      <text:p text:style-name="P4"/>
      <text:p text:style-name="P4">"\nOra vogliamo ridirigerci verso {{bb:.rifugio-nascosto}} col "</text:p>
      <text:p text:style-name="P4"><text:s text:c="8"/>"cesto.",</text:p>
      <text:p text:style-name="P4"><text:s text:c="8"/>"{{lb:Sposta}} il {{lb:cesto}} verso la {{lb:~}}.\n"</text:p>
      <text:p text:style-name="P4"/>
      <text:p text:style-name="P4"><text:s/>"{{rb:Usa il comando}} {{yb:mv cesto ~/}} "</text:p>
      <text:p text:style-name="P4"><text:s text:c="8"/>"{{rb:per spostare il cesto verso la strada ventosa ~}}"</text:p>
      <text:p text:style-name="P4"/>
      <text:p text:style-name="P4">"Segui il cesto usando {{yb:cd}}.\n"</text:p>
      <text:p text:style-name="P4"/>
      <text:p text:style-name="P4">"{{rb:Usa il comando}} {{yb:cd}} {{rb:da solo "</text:p>
      <text:p text:style-name="P4"><text:s text:c="8"/>"per andare verso la strada ventosa ~}}"</text:p>
      <text:p text:style-name="P4"/>
      <text:p text:style-name="P4">"Ora porta il cesto pieno alla famiglia.",</text:p>
      <text:p text:style-name="P4"><text:s text:c="8"/>"{{lb:Sposta}} il {{lb:cesto}} verso {{lb:città/.rifugio-nascosto}}.",</text:p>
      <text:p text:style-name="P4"/>
      <text:p text:style-name="P4"><text:s/>"{{rb:Usa}} {{yb:mv cesto città/.rifugio-nascosto/}} "</text:p>
      <text:p text:style-name="P4"><text:s text:c="8"/>"{{rb:per portare il cesto alla famiglia.}}"</text:p>
      <text:p text:style-name="P4"/>
      <text:p text:style-name="P4"><text:soft-page-break/>"{{gb:Quasi fatto!}} Finalmente {{lb:vai}} dentro "</text:p>
      <text:p text:style-name="P4"><text:s text:c="8"/>"{{lb:città/.rifugio-nascosto}} usando {{lb:cd}}.\n",</text:p>
      <text:p text:style-name="P4"/>
      <text:p text:style-name="P4">"{{rb:Usa}} {{yb:cd città/.rifugio-nascosto/}} "</text:p>
      <text:p text:style-name="P4"><text:s text:c="8"/>"{{rb:per riunirti alla famiglia.}}",</text:p>
      <text:p text:style-name="P4"/>
      <text:p text:style-name="P4"/>
      <text:p text:style-name="P4">"{{wn:Controlla ciascuno con}} {{lb:cat}} {{wn:per vedere se "</text:p>
      <text:p text:style-name="P4"><text:s text:c="8"/>"sono contenti del cibo.}}\n"</text:p>
      <text:p text:style-name="P4"/>
      <text:p text:style-name="P4">"{{rb:Controlla ciascuno usando}} {{yb:cat}}"</text:p>
      <text:p text:style-name="P4"/>
      <text:p text:style-name="P4"><text:s/>"cat Edith": (</text:p>
      <text:p text:style-name="P4"><text:s text:c="12"/>"\n{{wb:Edith:}} {{Bb:Hai salvato la mia bambina ed il cane, "</text:p>
      <text:p text:style-name="P4"><text:s text:c="12"/>"e ora ci hai salvato dalla fame...come posso "</text:p>
      <text:p text:style-name="P4"><text:s text:c="12"/>"ringraziarti?}}\n"</text:p>
      <text:p text:style-name="P4"><text:s text:c="8"/>),</text:p>
      <text:p text:style-name="P4"><text:s text:c="8"/>"cat Eleonora": (</text:p>
      <text:p text:style-name="P4"><text:s text:c="12"/>"\n{{wb:Eleonora:}} {{Bb:Yummy! Vedi, te lo dicevo cagnolino, "</text:p>
      <text:p text:style-name="P4"><text:s text:c="12"/>"qualcuno ci avrebbe aiutato.}}\n"</text:p>
      <text:p text:style-name="P4"><text:s text:c="8"/>),</text:p>
      <text:p text:style-name="P4"><text:s text:c="8"/>"cat Edoardo": (</text:p>
      <text:p text:style-name="P4"><text:s text:c="12"/>"\n{{wb:Edoardo:}} {{Bb:Grazie! Sapevo che saresti venuto "</text:p>
      <text:p text:style-name="P4"><text:s text:c="12"/>"per noi. Sei davvero un eroe!}}\n"</text:p>
      <text:p text:style-name="P4"><text:s text:c="8"/>),</text:p>
      <text:p text:style-name="P4"><text:s text:c="8"/>"cat cane": (</text:p>
      <text:p text:style-name="P4"><text:s text:c="12"/>"\n{{wb:Cane:}} {{Bb:\"Bau!\"}} {{wn:\nIl cane sembra davvero "</text:p>
      <text:p text:style-name="P4"><text:s text:c="12"/>"felice.\n}}"</text:p>
      <text:p text:style-name="P4"><text:s text:c="8"/>)</text:p>
      <text:p text:style-name="P4"/>
      <text:p text:style-name="P4">{{gb:Premi Invio per continuare.}}</text:p>
      <text:p text:style-name="P4"/>
      <text:p text:style-name="P4">"{{rb:Usa}} {{yb:" + self.allowed_commands.keys()[0] +</text:p>
      <text:p text:style-name="P4"><text:s text:c="16"/>"}} {{rb:per continuare.}}"</text:p>
      <text:p text:style-name="P4"/>
      <text:list xml:id="list155135649146952" text:continue-numbering="true" text:style-name="WWNum1">
        <text:list-item>
          <text:p text:style-name="P8"><text:bookmark text:name="_1ksv4uv"/>SFIDA 15</text:p>
        </text:list-item>
      </text:list>
      <text:p text:style-name="P4"/>
      <text:p text:style-name="P4">"Hai l'assillante sensazione di aver dimenticato qualcosa.",</text:p>
      <text:p text:style-name="P4"><text:s text:c="8"/>"Qual'era la magia che ti aveva permesso di trovare questo posto?",</text:p>
      <text:p text:style-name="P4"><text:s text:c="8"/>"Usala nuovamente per {{lb:guardare meglio attorno}}.\n"</text:p>
      <text:p text:style-name="P4"/>
      <text:p text:style-name="P4">"{{rb:Usa}} {{yb:ls -a}} {{rb:per guardare meglio attorno.}}"</text:p>
      <text:p text:style-name="P4"/>
      <text:p text:style-name="P4">"Cos'è questo! C'è un {{lb:.minuscolo-scrigno}} in un angolo del rifugio",</text:p>
      <text:p text:style-name="P4"><text:s text:c="8"/>"Dai uno {{lb:sguardo dentro}} il {{lb:.minuscolo-scrigno}}."</text:p>
      <text:p text:style-name="P4"/>
      <text:p text:style-name="P4">"{{rb:Usa}} {{yb:ls .minuscolo-scrigno}} {{rb:per guardare dentro}}"</text:p>
      <text:p text:style-name="P4"/>
      <text:p text:style-name="P4">"Vedi un rotolo di pergamena dentro, con delle scritte che dicono "</text:p>
      <text:p text:style-name="P4"><text:s text:c="8"/>"{{lb:MV}}.",</text:p>
      <text:p text:style-name="P4"><text:soft-page-break/><text:s text:c="8"/>"{{lb:Leggi}} cosa dice."</text:p>
      <text:p text:style-name="P4"/>
      <text:p text:style-name="P4">"{{rb:Usa}} {{yb:cat .minuscolo-scrigno/MV}} {{rb:per leggere la pergamena MV}}"</text:p>
      <text:p text:style-name="P4"/>
      <text:p text:style-name="P4">"cat .minuscolo-scrigno/MV"</text:p>
      <text:p text:style-name="P4"/>
      <text:p text:style-name="P4">"{{wb:Edoardo:}} {{Bb:\"Hey, è il nostro}} {{lb:.minuscolo-scrigno}}{{Bb:. Noi "</text:p>
      <text:p text:style-name="P4"><text:s text:c="8"/>"lo usiamo per tenere al sicuro i nostri averi. ",</text:p>
      <text:p text:style-name="P4"><text:s text:c="8"/>"Ho imparato come muovere gli oggetti da questa}} {{Bb:MV}} "</text:p>
      <text:p text:style-name="P4"><text:s text:c="8"/>"{{Bb:pergamena.",</text:p>
      <text:p text:style-name="P4"><text:s text:c="8"/>"Sarà probabilmente più d'aiuto a te, prendila coi miei ringraziamenti.}}",</text:p>
      <text:p text:style-name="P4"><text:s text:c="8"/>"\nForse dovresti tornare indietro a {{lb:casa-mia}} per guardare per altri "</text:p>
      <text:p text:style-name="P4"><text:s text:c="8"/>"oggetti nascosti.",</text:p>
      <text:p text:style-name="P4"><text:s text:c="8"/>"Per tornare rapidamente a casa, usa {{yb:cd ~/casa-mia/}}\n"</text:p>
      <text:p text:style-name="P4"/>
      <text:p text:style-name="P4">'{{rb:Nessuna scorciatoia! Usa}} {{yb:cd ~/casa-mia}} '</text:p>
      <text:p text:style-name="P4"><text:s text:c="8"/>'{{rb:per tornare a casa con un solo passo.}}'</text:p>
      <text:p text:style-name="P4"/>
      <text:p text:style-name="P4">"Vediamo se troviamo qualcosa, nascosto qua attorno!",</text:p>
      <text:p text:style-name="P4"><text:s text:c="8"/>"Dove pensi che potresti trovare oggetti nascosti?",</text:p>
      <text:p text:style-name="P4"><text:s text:c="8"/>"Prova {{lb:guardando attentamente}} in {{lb:camera-mia}} per prima cosa."</text:p>
      <text:p text:style-name="P4"/>
      <text:p text:style-name="P4"><text:s/>"{{rb:Bloccato? Dai uno sguardo in}} {{yb:camera-mia}}{{rb:.}}",</text:p>
      <text:p text:style-name="P4"><text:s text:c="8"/>"{{rb:Usa}} {{yb:ls -a camera-mia}} {{rb:per cercare file nascosti in}} "</text:p>
      <text:p text:style-name="P4"><text:s text:c="8"/>"{{lb:camera-mia}}{{rb:.}}"</text:p>
      <text:p text:style-name="P4"/>
      <text:list xml:id="list155137183863772" text:continue-numbering="true" text:style-name="WWNum1">
        <text:list-item>
          <text:p text:style-name="P8"><text:bookmark text:name="_44sinio"/>SFIDA 16</text:p>
        </text:list-item>
      </text:list>
      <text:p text:style-name="P4"/>
      <text:p text:style-name="P4">"C'è un vecchio {{lb:.scrigno}} nascosto sotto il tuo letto, "</text:p>
      <text:p text:style-name="P4"><text:s text:c="8"/>"che non ricordi di aver visto prima.",</text:p>
      <text:p text:style-name="P4"><text:s text:c="8"/>"Vai verso {{bb:camera-mia}} per uno sguardo più approfondito.",</text:p>
      <text:p text:style-name="P4"><text:s text:c="8"/>"{{lb:Sbircia attraverso}} lo {{lb:.scrigno}} e guarda cosa contiene."</text:p>
      <text:p text:style-name="P4"/>
      <text:p text:style-name="P4">"{{rb:Usa}} {{yb:ls .scrigno}} {{rb:per guardare dentro .scrigno}}"</text:p>
      <text:p text:style-name="P4"/>
      <text:p text:style-name="P4">"Ci sono alcuni rotoli di pergamena, simili a quelli trovati dentro "</text:p>
      <text:p text:style-name="P4"><text:s text:c="8"/>"il {{bb:.rifugio-nascosto}}",</text:p>
      <text:p text:style-name="P4"><text:s text:c="8"/>"Usa {{lb:cat}} per {{lb:leggere}} uno dei rotoli.\n"</text:p>
      <text:p text:style-name="P4"/>
      <text:p text:style-name="P4">"{{rb:Usa}} {{yb:cat .scrigno/LS}} {{rb:per leggere il rotolo LS.}}"</text:p>
      <text:p text:style-name="P4"/>
      <text:p text:style-name="P4">"Mi chiedo se ci sia qualcos'altro nascosto in questo {{lb:.scrigno}}",</text:p>
      <text:p text:style-name="P4"><text:s text:c="8"/>"{{lb:Guarda}} per cercare altri oggetti."</text:p>
      <text:p text:style-name="P4"/>
      <text:p text:style-name="P4">"{{rb:Usa}} {{yb:ls -a .scrigno}} {{rb:per vedere se ci sono altri "</text:p>
      <text:p text:style-name="P4"><text:s text:c="8"/>"oggetti nascosti nello scrigno.}}"</text:p>
      <text:p text:style-name="P4"/>
      <text:p text:style-name="P4">"Improvvisamente, vedi una nota macchiata {{lb:.nota}}, pressata "</text:p>
      <text:p text:style-name="P4"><text:s text:c="8"/>"in un angolo dello {{lb:.scrigno}}.",</text:p>
      <text:p text:style-name="P4"><text:s text:c="8"/>"Cosa dice?\n"</text:p>
      <text:p text:style-name="P4"><text:soft-page-break/></text:p>
      <text:p text:style-name="P4">"{{rb:Usa}} {{yb:cat .scrigno/.nota}} {{rb:per leggere la}} "</text:p>
      <text:p text:style-name="P4"><text:s text:c="8"/>"{{lb:.nota}}{{rb:.}}"</text:p>
      <text:p text:style-name="P4"/>
      <text:list xml:id="list155136779333837" text:continue-numbering="true" text:style-name="WWNum1">
        <text:list-item>
          <text:p text:style-name="P8"><text:bookmark text:name="_2jxsxqh"/>SFIDA 17</text:p>
        </text:list-item>
      </text:list>
      <text:p text:style-name="P4"/>
      <text:p text:style-name="P4">"Sei nella tua stanza, in piedi di fronte allo {{bb:.scrigno}} "</text:p>
      <text:p text:style-name="P4"><text:s text:c="8"/>"contenente tutti i comandi imparati sinora.",</text:p>
      <text:p text:style-name="P4"><text:s text:c="8"/>"Forse c'è qualcos'altro nascosto nella casa?",</text:p>
      <text:p text:style-name="P4"><text:s text:c="8"/>"{{lb:Guarda}} nell'andito {{lb:dietro te}}. Ricorda, "</text:p>
      <text:p text:style-name="P4"><text:s text:c="8"/>"dietro te è {{lb:..}} or {{lb:../}}"</text:p>
      <text:p text:style-name="P4"/>
      <text:p text:style-name="P4">"{{rb:Guarda dietro te}} {{yb:ls ../}}"</text:p>
      <text:p text:style-name="P4"/>
      <text:p text:style-name="P4">"Vedi porte verso il tuo {{bb:giardino}}, {{bb:cucina}}, "</text:p>
      <text:p text:style-name="P4"><text:s text:c="8"/>"{{bb:camera-mia}} e {{bb:camera-genitori}}.",</text:p>
      <text:p text:style-name="P4"><text:s text:c="8"/>"Non abbiamo ancora controllato bene la camera dei genitori.",</text:p>
      <text:p text:style-name="P4"><text:s text:c="8"/>"{{lb:Vai nella camera-genitori}}."</text:p>
      <text:p text:style-name="P4"/>
      <text:p text:style-name="P4">{{gb:Ottimo lavoro! Ora vai nella}} {{lb:camera-genitori}}{{gb:.}}</text:p>
      <text:p text:style-name="P4"/>
      <text:p text:style-name="P4">{{rb:Usa}} {{yb:cd camera-genitori/}} {{rb:per andarci.}}</text:p>
      <text:p text:style-name="P4"/>
      <text:p text:style-name="P4">"Guarda attorno {{lb:attentamente}}."</text:p>
      <text:p text:style-name="P4"/>
      <text:p text:style-name="P4"><text:s/>"{{rb:Usa il comando}} {{yb:ls -a}} {{rb:per guardare attorno attentamente.}}"</text:p>
      <text:p text:style-name="P4"/>
      <text:p text:style-name="P4">"C'è un {{lb:.sicuro}}!",</text:p>
      <text:p text:style-name="P4"><text:s text:c="8"/>"Forse contiene qualcosa di utile. {{lb:Controlla}} il "</text:p>
      <text:p text:style-name="P4"><text:s text:c="8"/>"{{lb:.sicuro}}."</text:p>
      <text:p text:style-name="P4"/>
      <text:p text:style-name="P4">"{{rb:Controlla in}} {{lb:.sicuro}} {{rb:con}} {{lb:ls}}{{rb:.}}",</text:p>
      <text:p text:style-name="P4"><text:s text:c="8"/>"{{rb:Usa}} {{yb:ls .sicuro}} {{rb:per guardare dentro .sicuro.}}"</text:p>
      <text:p text:style-name="P4"/>
      <text:p text:style-name="P4">"\n{{rb:Hai letto il diario di mamma!}} "</text:p>
      <text:p text:style-name="P4"><text:s text:c="16"/>"{{ob:La tua curiosaggine è stata annotata.}}"</text:p>
      <text:p text:style-name="P4"/>
      <text:p text:style-name="P4"><text:s/>"Quindi hai trovato il diario di mamma?",</text:p>
      <text:p text:style-name="P4"><text:s text:c="8"/>"Probabilmente non dovresti leggerlo...",</text:p>
      <text:p text:style-name="P4"><text:s text:c="8"/>"Cos'altro c'è? {{lb:esaminiamo}} quella {{lb:mappa}}."</text:p>
      <text:p text:style-name="P4"/>
      <text:p text:style-name="P4">"{{rb:Usa}} {{lb:cat}} {{rb:per leggere la}} {{lb:mappa}}{{rb:.}}",</text:p>
      <text:p text:style-name="P4"><text:s text:c="8"/>"{{rb:Usa}} {{yb:cat .sicuro/mappa}} {{rb:per leggere la mappa.}}"</text:p>
      <text:p text:style-name="P4"/>
      <text:p text:style-name="P4">"Quindi c'è una fattoria nei dintorni?",</text:p>
      <text:p text:style-name="P4"><text:s text:c="8"/>"Non sembra lontana da casa, appena dopo la via ventosa...",</text:p>
      <text:p text:style-name="P4"><text:s text:c="8"/>"Cos'è questa nota {{lb:ECHO}}? {{lb:Esamina}} la nota ECHO."</text:p>
      <text:p text:style-name="P4"/>
      <text:p text:style-name="P4">"{{rb:Usa il comando}} {{lb:cat}} {{rb:per leggere la nota}} {{lb:ECHO}} ",</text:p>
      <text:p text:style-name="P4"><text:s text:c="8"/>"{{rb:Usa}} {{yb:cat .sicuro/ECHO}} {{rb:per leggere la nota.}}"</text:p>
      <text:p text:style-name="P4"><text:soft-page-break/></text:p>
      <text:p text:style-name="P4">"Quindi la nota dice {{lb:echo ciao - ti farà dire ciao}}",</text:p>
      <text:p text:style-name="P4"><text:s text:c="8"/>"Testiamolo subito!. "</text:p>
      <text:p text:style-name="P4"><text:s text:c="8"/>"Usa il comando {{yb:echo ciao}}"</text:p>
      <text:p text:style-name="P4"/>
      <text:p text:style-name="P4">"{{rb:Usa il comando}} {{yb:echo ciao}}"</text:p>
      <text:p text:style-name="P4"/>
      <text:list xml:id="list155137162534872" text:continue-numbering="true" text:style-name="WWNum1">
        <text:list-item>
          <text:p text:style-name="P8"><text:bookmark text:name="_z337ya"/>SFIDA 18</text:p>
        </text:list-item>
      </text:list>
      <text:p text:style-name="P4">"Woah! Stai parlando a voce alta in una stanza vuota!",</text:p>
      <text:p text:style-name="P4"><text:s text:c="8"/>"{{gb:Hai imparato la nuova capacità echo!}}",</text:p>
      <text:p text:style-name="P4"><text:s text:c="8"/>"Questo comando può, probabilmente, essere usato per parlare alle persone.",</text:p>
      <text:p text:style-name="P4"/>
      <text:p text:style-name="P4"><text:s text:c="8"/>"\nOra andiamo alla ~ per trovare quella fattoria!",</text:p>
      <text:p text:style-name="P4"><text:s text:c="8"/>"Digita {{yb:cd}} da solo per andare verso la Strada Ventosa {{lb:~}}"</text:p>
      <text:p text:style-name="P4"/>
      <text:p text:style-name="P4">"{{rb:Usa}} {{yb:cd}} {{rb:da solo per andare verso}} {{lb:~}}"</text:p>
      <text:p text:style-name="P4"/>
      <text:p text:style-name="P4">"Sei tornato alla strada ventosa, che si allunga senza fine in entrambe le "</text:p>
      <text:p text:style-name="P4"><text:s text:c="8"/>"direzioni. {{lb:Guarda attorno.}}"</text:p>
      <text:p text:style-name="P4"/>
      <text:p text:style-name="P4">"{{rb:Guarda attorno con}} {{yb:ls}}{{rb:.}}"</text:p>
      <text:p text:style-name="P4"/>
      <text:p text:style-name="P4"><text:s/>"Vedi una piccola, lontana fattoria.",</text:p>
      <text:p text:style-name="P4"><text:s text:c="8"/>"{{lb:Andiamo}} alla {{lb:fattoria}}."</text:p>
      <text:p text:style-name="P4"/>
      <text:p text:style-name="P4">"{{rb:Use}} {{yb:cd fattoria/}} {{rb:per dirigerti verso la fattoria.}}"</text:p>
      <text:p text:style-name="P4"/>
      <text:p text:style-name="P4">"{{lb:Guarda attorno.}}"</text:p>
      <text:p text:style-name="P4"/>
      <text:p text:style-name="P4">{{rb:Usa}} {{yb:ls}} {{rb:per guardare attorno.}}</text:p>
      <text:p text:style-name="P4"/>
      <text:p text:style-name="P4"/>
      <text:p text:style-name="P4">"Sei in una fattoria, con un {{bb:fienile}}, una {{bb:casa-fattoria}} e "</text:p>
      <text:p text:style-name="P4"><text:s text:c="8"/>"un grande {{bb:capanno-attrezzi}} in vista.",</text:p>
      <text:p text:style-name="P4"><text:s text:c="8"/>"La terra è ben curata e libera da erbacce, quindi ci deve essere "</text:p>
      <text:p text:style-name="P4"><text:s text:c="8"/>"qualcuno qua.",</text:p>
      <text:p text:style-name="P4"><text:s text:c="8"/>"{{lb:Guarda attorno}} e vedi se puoi "</text:p>
      <text:p text:style-name="P4"><text:s text:c="8"/>"trovare persone con cui parlare."</text:p>
      <text:p text:style-name="P4"/>
      <text:p text:style-name="P4">{{rb:Usa}} {{yb:ls fienile}} {{rb:per osservare nel fienile.}}</text:p>
      <text:p text:style-name="P4"/>
      <text:p text:style-name="P4">{{rb:Hai già osservato nel}} {{lb:fienile}}</text:p>
      <text:p text:style-name="P4"/>
      <text:p text:style-name="P4">n{{rb:Non c'è nessuno qua. Dovresti guardare da qualche altra "</text:p>
      <text:p text:style-name="P4"><text:s text:c="20"/>"parte.}}</text:p>
      <text:p text:style-name="P4"/>
      <text:p text:style-name="P4">{{rb:Usa}} {{yb:ls}} {{rb:per guardare attorno.}}</text:p>
      <text:p text:style-name="P4"/>
      <text:p text:style-name="P4">"Nel fienile, vedi una donna occuparsi di alcuni animali.",</text:p>
      <text:p text:style-name="P4"><text:s text:c="8"/>"{{lb:Cammina}} verso il {{lb:fienile}} così puoi dare uno sguardo da vicino."</text:p>
      <text:p text:style-name="P4"><text:soft-page-break/></text:p>
      <text:p text:style-name="P4">{{rb:Usa}} {{yb:cd fienile/}} {{rb:per camminare verso il fienile.}}</text:p>
      <text:p text:style-name="P4"/>
      <text:p text:style-name="P4">"{{lb:Esamina}} il fienile usando "</text:p>
      <text:p text:style-name="P4"><text:s text:c="8"/>"il comando {{lb:cat}}."</text:p>
      <text:p text:style-name="P4"/>
      <text:p text:style-name="P4"><text:s/>"cat Ruth": "Ruth: {{Bb:Ah! Chi sei?!}}", <text:s text:c="2"/>//Ruth, CobWeb, Trotter sono nomi di persone (Ruth) o animali (Cobweb è un cavallo, Trotter un maiale)</text:p>
      <text:p text:style-name="P4"><text:s text:c="8"/>"cat Cobweb": "Cobweb: {{Bb:Neiiigh.}}",</text:p>
      <text:p text:style-name="P4"><text:s text:c="8"/>"cat Trotter": "Trotter: {{Bb:Oink Oink.}}",</text:p>
      <text:p text:style-name="P4"><text:s text:c="8"/>"cat Margherita": "Margherita: {{Bb:Muuuuuuuu.}}"</text:p>
      <text:p text:style-name="P4"/>
      <text:p text:style-name="P4">"{{rb:Se hai dimenticato chi c'è nel fienile, usa}} "</text:p>
      <text:p text:style-name="P4"><text:s text:c="8"/>"{{yb:ls}} {{rb:per rivederlo.}}"</text:p>
      <text:p text:style-name="P4"/>
      <text:p text:style-name="P4">{{gb:Ottimo lavoro guardare attorno.}}</text:p>
      <text:p text:style-name="P4"/>
      <text:p text:style-name="P4">{{gb:Ottimo lavoro! Osserva un altro ancora.}}</text:p>
      <text:p text:style-name="P4"/>
      <text:p text:style-name="P4">"\n{{gb:Ottimo lavoro! Osserva altri " + \</text:p>
      <text:p text:style-name="P4"><text:s text:c="20"/>str(len(self.all_commands)) + \</text:p>
      <text:p text:style-name="P4"><text:s text:c="20"/>" ancora.}}"</text:p>
      <text:p text:style-name="P4"/>
      <text:p text:style-name="P4">"\n{{gb:Premi Invio per continuare.}}"</text:p>
      <text:p text:style-name="P4"/>
      <text:p text:style-name="P4">"{{rb:Usa}} {{yb:" + self.all_commands.keys()[0] + "}} "</text:p>
      <text:p text:style-name="P4"><text:s text:c="20"/>"{{rb:per continuare.}}"</text:p>
      <text:p text:style-name="P4"/>
      <text:p text:style-name="P4"/>
      <text:list xml:id="list155136449133855" text:continue-numbering="true" text:style-name="WWNum1">
        <text:list-item>
          <text:p text:style-name="P8"><text:bookmark text:name="_3j2qqm3"/>SFIDA 19</text:p>
        </text:list-item>
      </text:list>
      <text:p text:style-name="P4"/>
      <text:p text:style-name="P4"><text:s/>"Ruth: {{Bb:Mi hai sorpreso!",</text:p>
      <text:p text:style-name="P4"><text:s text:c="8"/>"Ti conosco? Hai un aspetto familiare...",</text:p>
      <text:p text:style-name="P4"><text:s text:c="8"/>"Aspetta, sei il figlio di}} {{lb:mamma}}{{Bb:, giusto!",</text:p>
      <text:p text:style-name="P4"><text:s text:c="8"/>"..."</text:p>
      <text:p text:style-name="P4"><text:s text:c="8"/>"Esatto? Hai una lingua?",</text:p>
      <text:p text:style-name="P4"><text:s text:c="8"/>"Non ti chiami}} {{yb:" + username + "}}{{Bb:?}}",</text:p>
      <text:p text:style-name="P4"><text:s text:c="8"/>"\n{{gb:Rispondi con}} {{yb:echo si}} "</text:p>
      <text:p text:style-name="P4"><text:s text:c="8"/>"{{gb:oppure}} {{yb:echo no}}."</text:p>
      <text:p text:style-name="P4"/>
      <text:p text:style-name="P4">"{{rb:Usa}} {{lb:echo}} {{rb:per rispondere alle "</text:p>
      <text:p text:style-name="P4"><text:s text:c="8"/>"domande.}}",</text:p>
      <text:p text:style-name="P4"><text:s text:c="8"/>"{{rb:Rispondi con si usando}} {{yb:echo si}}{{rb:.}}"</text:p>
      <text:p text:style-name="P4"/>
      <text:p text:style-name="P4">"Ruth: {{Bb:\"Oh non essere ridicolo, "</text:p>
      <text:p text:style-name="P4"><text:s text:c="16"/>"hai proprio il suo aspetto.\"}}"</text:p>
      <text:p text:style-name="P4"/>
      <text:p text:style-name="P4">"Ruth: {{Bb:\"Ah, lo sapevo!\"}}",</text:p>
      <text:p text:style-name="P4"><text:s text:c="8"/>"{{Bb:\"Quindi vivi in quella piccola casa fuori città?}}",</text:p>
      <text:p text:style-name="P4"><text:s text:c="8"/></text:p>
      <text:p text:style-name="P4"><text:soft-page-break/><text:s text:c="8"/>"{{yb:1: Si}}",</text:p>
      <text:p text:style-name="P4"><text:s text:c="8"/>"{{yb:2: No}}",</text:p>
      <text:p text:style-name="P4"><text:s text:c="8"/>"{{yb:3: Non lo so}}",</text:p>
      <text:p text:style-name="P4"><text:s text:c="8"/>"\n{{gb:Usa}} {{yb:echo 1}}{{gb:,}} {{yb:echo 2}} {{gb:o}} "</text:p>
      <text:p text:style-name="P4"><text:s text:c="8"/>"{{yb:echo 3}} {{gb:per rispondere con le opzioni 1, 2 o 3.}}\n"</text:p>
      <text:p text:style-name="P4"/>
      <text:p text:style-name="P4">"{{rb:Usa}} {{yb:echo 1}}{{rb:,}} {{yb:echo 2}} {{rb:o}} "</text:p>
      <text:p text:style-name="P4"><text:s text:c="8"/>"{{yb:echo 3}} {{rb:per rispondere a Ruth.}}"</text:p>
      <text:p text:style-name="P4"/>
      <text:p text:style-name="P4"><text:s/>"echo si": "1",</text:p>
      <text:p text:style-name="P4"><text:s text:c="12"/>"echo no": "2",</text:p>
      <text:p text:style-name="P4"><text:s text:c="12"/>"echo \"non lo so\"": "3",</text:p>
      <text:p text:style-name="P4"><text:s text:c="12"/>"echo non lo so": "3"</text:p>
      <text:p text:style-name="P4"/>
      <text:p text:style-name="P4">"Ruth: {{Bb:\"Come? Cosa hai detto? "</text:p>
      <text:p text:style-name="P4"><text:s text:c="8"/>"Tu sai come usare il comando}} {{lb:echo}} {{Bb:, esatto?\"}}",</text:p>
      <text:p text:style-name="P4"><text:s text:c="8"/>"{{rb:Usa}} {{yb:echo 1}}{{rb:,}} {{yb:echo 2}} {{rb:o}} "</text:p>
      <text:p text:style-name="P4"><text:s text:c="8"/>"{{yb:echo 3}} {{rb:per rispondere.}}"</text:p>
      <text:p text:style-name="P4"/>
      <text:p text:style-name="P4">["Ruth: {{Bb:\"Lo sapevo!\"}}"]</text:p>
      <text:p text:style-name="P4"/>
      <text:p text:style-name="P4">["Ruth: {{Bb:Non dire bugie, lo so che lo sai.}}"]</text:p>
      <text:p text:style-name="P4"/>
      <text:p text:style-name="P4"/>
      <text:p text:style-name="P4">"\n{{Bb:Hai fatto tutta quella strada partendo dalla città? "</text:p>
      <text:p text:style-name="P4"><text:s text:c="12"/>"Hai visto mio marito la?",</text:p>
      <text:p text:style-name="P4"><text:s text:c="12"/>"E' piuttosto}} {{lb:uomo-scontroso}}{{Bb:, stava andando "</text:p>
      <text:p text:style-name="P4"><text:s text:c="12"/>"in città per via di quell'incontro "</text:p>
      <text:p text:style-name="P4"><text:s text:c="12"/>"con il Sindaco.}}",</text:p>
      <text:p text:style-name="P4"><text:s text:c="12"/>"\n{{yb:1: \"Sono dispiaciuto tanto, è scomparso davanti ai miei occhi.\"}}",</text:p>
      <text:p text:style-name="P4"><text:s text:c="12"/>"{{yb:2: \"Non ho visto tuo marito, ma le persone "</text:p>
      <text:p text:style-name="P4"><text:s text:c="12"/>"scomparivano in città.\"}}",</text:p>
      <text:p text:style-name="P4"><text:s text:c="12"/>"{{yb:3: \"Non so nulla.\"}}",</text:p>
      <text:p text:style-name="P4"><text:s text:c="12"/>"\nRispondi con una delle seguenti opzioni usando "</text:p>
      <text:p text:style-name="P4"><text:s text:c="12"/>"{{lb:echo}} e il numero scelto.\n"</text:p>
      <text:p text:style-name="P4">["Ruth: {{Bb:Non lo sai? Preoccupante...}}"]</text:p>
      <text:p text:style-name="P4"/>
      <text:p text:style-name="P4">"Ruth: {{Bb:\"Uhmmm... sento che mi stai nascondendo "</text:p>
      <text:p text:style-name="P4"><text:s text:c="16"/>"qualcosa...\"}}"</text:p>
      <text:p text:style-name="P4"/>
      <text:p text:style-name="P4">"Ruth: {{Bb:Davvero? Sicuro di non aver visto un}} "</text:p>
      <text:p text:style-name="P4"><text:s text:c="16"/>"{{lb:uomo-scontroso}}{{Bb: in città?}}"</text:p>
      <text:p text:style-name="P4"/>
      <text:p text:style-name="P4">"{{yb:\"Sono dispiaciuto tanto, è scomparso davanti ai miei occhi.\"}}"</text:p>
      <text:p text:style-name="P4"/>
      <text:p text:style-name="P4">"Ruth: {{Bb:\"E' scomparso davanti ai tuoi occhi?? Oh no! "</text:p>
      <text:p text:style-name="P4"><text:s text:c="8"/>"Stavano proprio parlando alla radio delle persone "</text:p>
      <text:p text:style-name="P4"><text:s text:c="8"/>"che scomparivano... Cosa potrei fare?\"}}",</text:p>
      <text:p text:style-name="P4"><text:s text:c="8"/>"\n{{yb:1: \"Alcune persone sono sopravvissute nascondendosi.\"}}",</text:p>
      <text:p text:style-name="P4"><text:s text:c="8"/>"{{yb:2: \"Penso che dovresti andare a cercare tuo marito.\"}}\n"</text:p>
      <text:p text:style-name="P4"/>
      <text:p text:style-name="P4">"Ruth: {{Bb:Cosa hai detto? Non l'ho capito.}}",</text:p>
      <text:p text:style-name="P4"><text:soft-page-break/><text:s text:c="8"/>"{{rb:Usa}} {{yb:echo 1}} {{rb:o}} {{yb:echo 2}} {{rb:per rispondere.}}"</text:p>
      <text:p text:style-name="P4"/>
      <text:p text:style-name="P4">"Ruth: {{Bb:\"Dovrei, ma ho paura di scomparire anche io."</text:p>
      <text:p text:style-name="P4"><text:s text:c="16"/>"\nPotrebbe tornare, è meglio stare "</text:p>
      <text:p text:style-name="P4"><text:s text:c="16"/>"qua in caso lo facesse. Puoi farti venire in mente "</text:p>
      <text:p text:style-name="P4"><text:s text:c="16"/>"qualcos'altro?\"}}"</text:p>
      <text:p text:style-name="P4"/>
      <text:list xml:id="list155137105200344" text:continue-numbering="true" text:style-name="WWNum1">
        <text:list-item>
          <text:p text:style-name="P8"><text:bookmark text:name="_1y810tw"/>SFIDA 20</text:p>
        </text:list-item>
      </text:list>
      <text:p text:style-name="P4"/>
      <text:p text:style-name="P4">{{yb:\"Alcune persone sono sopravvissute nascondendosi.\"}}</text:p>
      <text:p text:style-name="P4"/>
      <text:p text:style-name="P4">"Ruth: {{Bb:Oh! Questo mi fa pensare, mio marito "</text:p>
      <text:p text:style-name="P4"><text:s text:c="8"/>"costruiva rifugi speciali per conservare il raccolto durante tutto l'inverno. "</text:p>
      <text:p text:style-name="P4"><text:s text:c="8"/>"Penso abbia usato un attrezzo specifico. "</text:p>
      <text:p text:style-name="P4"><text:s text:c="8"/>"Dovremo dare uno sguardo nel suo capanno degli attrezzi per vedere se possiamo trovarlo.}}",</text:p>
      <text:p text:style-name="P4"><text:s text:c="8"/>"\nUsa il comando {{lb:cd}} per andare nel capanno degli attrezzi.\n"</text:p>
      <text:p text:style-name="P4"/>
      <text:p text:style-name="P4">"{{rb:Vai al capanno-attrezzi in un passo"</text:p>
      <text:p text:style-name="P4"><text:s text:c="8"/>" con}} {{yb:cd ../capanno-attrezzi/}}"</text:p>
      <text:p text:style-name="P4"/>
      <text:p text:style-name="P4">{{rb:Usa}} {{yb:cd ../}} {{rb:per tornare indietro.}}</text:p>
      <text:p text:style-name="P4"/>
      <text:p text:style-name="P4">{{gb:Ottimo lavoro! ora vai al}} {{lb:capanno-attrezzi}}{{gb:.}}</text:p>
      <text:p text:style-name="P4"/>
      <text:p text:style-name="P4">{{rb:Usa}} {{yb:cd capanno-attrezzi/}} {{rb:per andare al capanno-attrezzi.}}</text:p>
      <text:p text:style-name="P4"/>
      <text:p text:style-name="P4">"Ruth ti segue dentro il {{bb:capanno-attrezzi}}. E' un larghissimo "</text:p>
      <text:p text:style-name="P4"><text:s text:c="8"/>"spazio con attrezzi disposti lungo il muro.",</text:p>
      <text:p text:style-name="P4"><text:s text:c="8"/>"Ruth: {{Bb:Bene!}} {{lb:Guarda attorno}} {{Bb:per "</text:p>
      <text:p text:style-name="P4"><text:s text:c="8"/>"qualunque cosa possa essere utile.}}\n"</text:p>
      <text:p text:style-name="P4"/>
      <text:p text:style-name="P4">"{{rb:Usa}} {{yb:ls}} {{rb:per guardare attorno.}}"</text:p>
      <text:p text:style-name="P4"/>
      <text:p text:style-name="P4">"Ruth: {{Bb:Ah, guarda! ci sono delle istruzioni "</text:p>
      <text:p text:style-name="P4"><text:s text:c="8"/>"sotto}} {{lb:MKDIR}}{{Bb:.}}",</text:p>
      <text:p text:style-name="P4"><text:s text:c="8"/>"{{Bb:Cosa dicono?}}",</text:p>
      <text:p text:style-name="P4"><text:s text:c="8"/>"\n{{lb:Esamina}} le istruzioni {{lb:MKDIR}}."</text:p>
      <text:p text:style-name="P4"/>
      <text:p text:style-name="P4">"Ruth: {{Bb:\"...sei in grado di leggere, giusto? Usa}} {{lb:cat}} "</text:p>
      <text:p text:style-name="P4"><text:s text:c="8"/>"{{Bb:per leggere.\"}}",</text:p>
      <text:p text:style-name="P4"><text:s text:c="8"/>"Ruth: {{Bb:\"Cosa imparate voi bambini nelle scuole di oggi...\""</text:p>
      <text:p text:style-name="P4"><text:s text:c="8"/>"\n\"Basta usare}} {{yb:cat MKDIR}} {{Bb:per leggere il foglio.\"}}",</text:p>
      <text:p text:style-name="P4"><text:s text:c="8"/>"{{rb:Usa}} {{yb:cat MKDIR}} {{rb:per leggere.}}"</text:p>
      <text:p text:style-name="P4"/>
      <text:p text:style-name="P4">"Ruth: {{Bb:Questo dice che puoi costruire usando qualcosa "</text:p>
      <text:p text:style-name="P4"><text:s text:c="8"/>"chiamato}} {{lb:mkdir}}{{Bb:?}}",</text:p>
      <text:p text:style-name="P4"><text:s text:c="8"/>"\n{{gb:Proviamo a fare un igloo con}} {{yb:mkdir igloo}}"</text:p>
      <text:p text:style-name="P4"/>
      <text:p text:style-name="P4">"{{rb:Crea un igloo usando}} {{yb:mkdir igloo}}\n"</text:p>
      <text:p text:style-name="P4"><text:soft-page-break/></text:p>
      <text:p text:style-name="P4">{{gb:Ottimo lavoro controllare ancora la pagina!}}</text:p>
      <text:p text:style-name="P4"/>
      <text:p text:style-name="P4">"Ora dai uno {{lb:sguardo attorno}} e vediamo cosa è cambiato."</text:p>
      <text:p text:style-name="P4"/>
      <text:p text:style-name="P4">"{{rb:Guarda attorno usando}} {{yb:ls}}{{rb:.}}"</text:p>
      <text:p text:style-name="P4"/>
      <text:list xml:id="list155135333359384" text:continue-numbering="true" text:style-name="WWNum1">
        <text:list-item>
          <text:p text:style-name="P8"><text:bookmark text:name="_4i7ojhp"/>SFIDA 21</text:p>
        </text:list-item>
      </text:list>
      <text:p text:style-name="P4"/>
      <text:p text:style-name="P4">"{{gb:Carino! Hai costruito un igloo! Hai imparato una nuova abilità, "</text:p>
      <text:p text:style-name="P4"><text:s text:c="8"/>"mkdir!}}",</text:p>
      <text:p text:style-name="P4"><text:s text:c="8"/>"\nRuth: {{Bb:Meraviglioso! Per favore aiutami a costruire un rifugio!",</text:p>
      <text:p text:style-name="P4"><text:s text:c="8"/>"Potremo costruirlo nel}} {{lb:fienile}}{{Bb:, e dopo sarebbe più facile "</text:p>
      <text:p text:style-name="P4"><text:s text:c="8"/>"spostare gli animali dentro.}}",</text:p>
      <text:p text:style-name="P4"><text:s text:c="8"/>"\n{{lb:Vai}} indietro verso il {{lb:fienile}}."</text:p>
      <text:p text:style-name="P4"/>
      <text:p text:style-name="P4">{{rb:Usa}} {{yb:cd ../}} {{rb:per tornare indietro.}}</text:p>
      <text:p text:style-name="P4"/>
      <text:p text:style-name="P4">{{gb:Ottimo lavoro! Ora vai verso il}} {{lb:fienile}}{{gb:.}}</text:p>
      <text:p text:style-name="P4"/>
      <text:p text:style-name="P4">{{rb:Usa}} {{yb:cd fienile/}} {{rb:per andare verso il fienile.}}</text:p>
      <text:p text:style-name="P4"/>
      <text:p text:style-name="P4">"Ruth: {{Bb:Tutti saranno in grado di trovare l'igloo "</text:p>
      <text:p text:style-name="P4"><text:s text:c="8"/>"appena costruito.",</text:p>
      <text:p text:style-name="P4"><text:s text:c="8"/>"E' possibile costruire qualcosa nascosto?}}\n",</text:p>
      <text:p text:style-name="P4"><text:s text:c="8"/>"{{yb:1: Se lo chiamassimo}} {{lb:rifugio-nascosto}}"</text:p>
      <text:p text:style-name="P4"><text:s text:c="8"/>"{{yb:, questo lo renderebbe nascosto.}}",</text:p>
      <text:p text:style-name="P4"><text:s text:c="8"/>"{{yb:2: Mettere un . di fronte al nome rende le cose nascoste.}}",</text:p>
      <text:p text:style-name="P4"><text:s text:c="8"/>"{{yb:3: E' impossibile fare un rifugio nascosto.}}\n",</text:p>
      <text:p text:style-name="P4"><text:s text:c="8"/>"Usa {{lb:echo}} per dire a Ruth come fare le cose nascoste."</text:p>
      <text:p text:style-name="P4"/>
      <text:p text:style-name="P4">"Ruth: {{Bb:Dovresti davvero parlare a voce più alta, "</text:p>
      <text:p text:style-name="P4"><text:s text:c="8"/>"non riesco a capire nulla di quello che stai dicendo.}}",</text:p>
      <text:p text:style-name="P4"><text:s text:c="8"/>"{{rb:Usa}} {{yb:echo 1}}{{rb:,}} {{yb:echo 2}} {{rb:o}} "</text:p>
      <text:p text:style-name="P4"><text:s text:c="8"/>"{{yb:echo 3}} {{rb:per rispondere a Ruth.}}"</text:p>
      <text:p text:style-name="P4"/>
      <text:p text:style-name="P4">Ruth: {{Bb:...Davvero? Sei sicuro?}}"</text:p>
      <text:p text:style-name="P4"/>
      <text:p text:style-name="P4">"{{yb:Se lo chiamassimo}} {{lb:rifugio-nascosto}}"</text:p>
      <text:p text:style-name="P4"><text:s text:c="8"/>"{{yb:, questo lo renderebbe nascosto.}}"</text:p>
      <text:p text:style-name="P4"/>
      <text:p text:style-name="P4">"Ruth: {{Bb:Quindi creare un}} {{lb:rifugio-nascosto}} "</text:p>
      <text:p text:style-name="P4"><text:s text:c="8"/>"{{Bb:lo renderebbe nascosto? Ok, proviamo.}}\n",</text:p>
      <text:p text:style-name="P4"><text:s text:c="8"/>"Prova a {{lb:costruire}} un rifugio chiamato {{lb:rifugio-nascosto}}."</text:p>
      <text:p text:style-name="P4"/>
      <text:p text:style-name="P4">"{{rb:Devi fare un rifugio chiamato}} {{yb:rifugio-nascosto}}"</text:p>
      <text:p text:style-name="P4"><text:s text:c="8"/>"{{rb:.}}",</text:p>
      <text:p text:style-name="P4"><text:s text:c="8"/>"{{rb:Usa il comando}} {{yb:mkdir rifugio-nascosto}} "</text:p>
      <text:p text:style-name="P4"><text:s text:c="8"/>"{{rb:pr costruire il rifugio.}}"</text:p>
      <text:p text:style-name="P4"/>
      <text:p text:style-name="P4"><text:soft-page-break/>"\nRuth: {{Bb:Ma tu mi avevi detto che il rifugio doveva chiamarsi}} "</text:p>
      <text:p text:style-name="P4"><text:s text:c="16"/>"{{lb:rifugio-nascosto}}{{Bb:, non}} {{lb:.rifugio-nascosto}}"</text:p>
      <text:p text:style-name="P4"><text:s text:c="16"/>"{{Bb:.}}"</text:p>
      <text:p text:style-name="P4"><text:s text:c="16"/>"\n{{yb:Premi SU per riscrivere i vecchi comandi, e modificarli.}}"</text:p>
      <text:p text:style-name="P4"/>
      <text:p text:style-name="P4">"{{lb:Guarda attorno}} e vedi se è nascosto come si deve."</text:p>
      <text:p text:style-name="P4"/>
      <text:p text:style-name="P4">"{{rb:Guarda attorno con}} {{yb:ls}}{{rb:.}}"</text:p>
      <text:p text:style-name="P4"/>
      <text:p text:style-name="P4">"\n{{gb:Quasi!}} {{ob:Ma devi controllare se il "</text:p>
      <text:p text:style-name="P4"><text:s text:c="16"/>"rifugio è nascosto, quindi non guardare "</text:p>
      <text:p text:style-name="P4"><text:s text:c="16"/>"attorno}} {{yb:troppo attentamente}}{{rb:.}}"</text:p>
      <text:p text:style-name="P4"/>
      <text:p text:style-name="P4">"Ruth: {{Bb:Hai fatto}} {{lb:rifugio-nascosto}}{{Bb:!}}",</text:p>
      <text:p text:style-name="P4"><text:s text:c="8"/>"{{Bb:...Il problema è che posso vederlo anche io. Non penso che abbia funzionato.",</text:p>
      <text:p text:style-name="P4"><text:s text:c="8"/>"In che altri modi possiamo nascondere le cose?}}",</text:p>
      <text:p text:style-name="P4"><text:s text:c="8"/>"\n{{yb:1: Se metti un . davanti al nome, lo rende nascosto.}}",</text:p>
      <text:p text:style-name="P4"><text:s text:c="8"/>"{{yb:2: Stai sbagliando. Non puoi vedere il rifugio-nascosto, è "</text:p>
      <text:p text:style-name="P4"><text:s text:c="8"/>"nascosto.}}\n",</text:p>
      <text:p text:style-name="P4"><text:s text:c="8"/>"Usa {{lb:echo}} per parlare a Ruth.",</text:p>
      <text:p text:style-name="P4"/>
      <text:p text:style-name="P4"><text:s/>"Ruth: {{Bb:Tu DEVI parlare più chiaramente. Non posso capirti.}}",</text:p>
      <text:p text:style-name="P4"><text:s text:c="8"/>"{{rb:Usa}} {{yb:echo 1}} {{rb:o}} {{yb:echo 2}} {{rb:per rispondere.}}"</text:p>
      <text:p text:style-name="P4"/>
      <text:p text:style-name="P4"><text:s/>"\nRuth: {{Bb:....",</text:p>
      <text:p text:style-name="P4"><text:s text:c="16"/>"Stai attento bambino, non sono stupida. Quel rifugio non è nascosto.\n"</text:p>
      <text:p text:style-name="P4"><text:s text:c="16"/>"Come farne uno che lo sia?}}"</text:p>
      <text:p text:style-name="P4"/>
      <text:p text:style-name="P4">"{{yb:Se metti un . di fronte al nome, lo rende nascosto.}}"</text:p>
      <text:p text:style-name="P4"/>
      <text:p text:style-name="P4">"Ruth: {{Bb:Quindi se chiamassimo il rifugio}} {{lb:.rifugio}}"</text:p>
      <text:p text:style-name="P4"><text:s text:c="8"/>"{{Bb:, lo renderebbe nascosto? Proviamo!}}",</text:p>
      <text:p text:style-name="P4"><text:s text:c="8"/>"{{lb:Costruisci}} un rifugio chiamato {{lb:.rifugio}}"</text:p>
      <text:p text:style-name="P4"/>
      <text:p text:style-name="P4">"{{rb:Costruisci}} {{lb:.rifugio}} {{rb:usando}} {{yb:mkdir .rifugio}}"</text:p>
      <text:p text:style-name="P4"><text:s text:c="8"/>"{{rb: - ricorda il punto!}}"</text:p>
      <text:p text:style-name="P4"/>
      <text:p text:style-name="P4">"Controlla se è davvero nascosto. Usa {{yb:ls}} per "</text:p>
      <text:p text:style-name="P4"><text:s text:c="8"/>"controllare se è visibile."</text:p>
      <text:p text:style-name="P4"/>
      <text:p text:style-name="P4">"{{rb:Usa}} {{yb:ls}}{{rb:, non ls -a, per controllare se il tuo rifugio "</text:p>
      <text:p text:style-name="P4"><text:s text:c="8"/>"è nascosto.}}"</text:p>
      <text:p text:style-name="P4"/>
      <text:p text:style-name="P4">"{{gb:Ottimo, non possiamo vederlo nel fienile.}}",</text:p>
      <text:p text:style-name="P4"><text:s text:c="8"/>"Ora controlliamo con {{yb:ls -a}} per vedere se esiste veramente!"</text:p>
      <text:p text:style-name="P4"/>
      <text:p text:style-name="P4">"{{rb:Usa}} {{yb:ls -a}} {{rb:per guardare.}}"</text:p>
      <text:p text:style-name="P4"/>
      <text:p text:style-name="P4">"{{gb:Ha funzionato! Hai davvero creato qualcosa nascosto.}}",</text:p>
      <text:p text:style-name="P4"><text:s text:c="8"/>"\nRuth: {{Bb:Hai fatto qualcosa... di fantastico!",</text:p>
      <text:p text:style-name="P4"><text:s text:c="8"/>"... ma sfortunatamente io non posso vederlo... potresti mettere me "</text:p>
      <text:p text:style-name="P4"><text:s text:c="8"/>"e gli animali la dentro?}}\n",</text:p>
      <text:p text:style-name="P4"><text:soft-page-break/><text:s text:c="8"/>"{{lb:Sposta}} tutti dentro {{lb:.rifugio}}, "</text:p>
      <text:p text:style-name="P4"><text:s text:c="8"/>"uno a uno.\n"</text:p>
      <text:p text:style-name="P4"/>
      <text:p text:style-name="P4">{{gb:Ottimo lavoro guardare attorno.}}</text:p>
      <text:p text:style-name="P4"/>
      <text:p text:style-name="P4">"{{rb:Usa}} {{yb:" + self.all_commands[0] + "}} "</text:p>
      <text:p text:style-name="P4"><text:s text:c="12"/>"{{rb:per continuare}}"</text:p>
      <text:p text:style-name="P4"/>
      <text:p text:style-name="P4">"\n{{gb:Ottimo! spostane ancora uno nel}}"</text:p>
      <text:p text:style-name="P4"><text:s text:c="20"/>" {{yb:.rifugio}}"</text:p>
      <text:p text:style-name="P4"/>
      <text:p text:style-name="P4">{{gb:Ottimo! Spostane " + \</text:p>
      <text:p text:style-name="P4"><text:s text:c="20"/>str(len(self.all_commands) / 2) + \ <text:s/>//indica il numero degli oggetti rimanenti da spostare</text:p>
      <text:p text:style-name="P4"><text:s text:c="20"/>" altri.}}"</text:p>
      <text:p text:style-name="P4"/>
      <text:p text:style-name="P4">{{gb:Premi Invio per continuare}}</text:p>
      <text:p text:style-name="P4"/>
      <text:p text:style-name="P4">"{{lb:Vai}} verso {{lb:.rifugio}} con Ruth e con gli "</text:p>
      <text:p text:style-name="P4"><text:s text:c="8"/>"animali."</text:p>
      <text:p text:style-name="P4"/>
      <text:p text:style-name="P4">"{{rb:Digita}} {{yb:cd .rifugio/}} {{rb:per andare dentro il}} "</text:p>
      <text:p text:style-name="P4"><text:s text:c="8"/>"{{lb:.rifugio}}{{rb:.}}"</text:p>
      <text:p text:style-name="P4"/>
      <text:p text:style-name="P4">"Dai uno {{lb:sguardo attorno}} per controllare se hai spostato tutti."</text:p>
      <text:p text:style-name="P4"/>
      <text:p text:style-name="P4">"{{rb:Guarda attorno usando}} {{yb:ls}}{{rb:.}}"</text:p>
      <text:p text:style-name="P4"/>
      <text:list xml:id="list155135303543317" text:continue-numbering="true" text:style-name="WWNum1">
        <text:list-item>
          <text:p text:style-name="P8"><text:bookmark text:name="_2xcytpi"/>SFIDA 22</text:p>
        </text:list-item>
      </text:list>
      <text:p text:style-name="P4"/>
      <text:p text:style-name="P4">"{{gb:Ottimo lavoro, sembra che siano tutti qui!}}",</text:p>
      <text:p text:style-name="P4"><text:s text:c="8"/>"\nRuth: {{Bb:Grazie tanto!}}",</text:p>
      <text:p text:style-name="P4"><text:s text:c="8"/>"{{Bb:Resteremo qua e staremo al sicuro. Ti sono grata per tutto "</text:p>
      <text:p text:style-name="P4"><text:s text:c="8"/>"quello che hai fatto.}}",</text:p>
      <text:p text:style-name="P4"><text:s text:c="8"/>"\nUsa {{lb:cat}} per controllare se gli animali sono felici qua."</text:p>
      <text:p text:style-name="P4"/>
      <text:p text:style-name="P4">"{{rb:Usa}} {{lb:cat}} {{rb:per esaminare un animale, esempio:}} "</text:p>
      <text:p text:style-name="P4"><text:s text:c="8"/>"{{yb:cat Margherita}}{{rb:.}}"</text:p>
      <text:p text:style-name="P4"/>
      <text:p text:style-name="P4">"{{pb:Ding. Dong.}}",</text:p>
      <text:p text:style-name="P4"><text:s text:c="8"/>"Ruth: {{Bb:Cosa?? Ho sentito una campana! Cosa significa?}}",</text:p>
      <text:p text:style-name="P4"><text:s text:c="8"/>"\nRapido! {{lb:guarda attorno}} e controlla se manca qualcuno."</text:p>
      <text:p text:style-name="P4"/>
      <text:p text:style-name="P4">"{{rb:Guarda attorno con}} {{yb:ls}}{{rb:.}}"</text:p>
      <text:p text:style-name="P4"/>
      <text:p text:style-name="P4">"Sembra che tutti siano ancora qua...",</text:p>
      <text:p text:style-name="P4"><text:s text:c="8"/>"\n{{pb:Ding. Dong.}}",</text:p>
      <text:p text:style-name="P4"><text:s text:c="8"/>"\nRuth: {{Bb:L'ho sentita ancora! E' questo il suono che hai sentito "</text:p>
      <text:p text:style-name="P4"><text:s text:c="8"/>"quando è scomparso mio marito?}}",</text:p>
      <text:p text:style-name="P4"><text:s text:c="8"/>"Dai un altro rapido {{lb:sguardo attorno}}."</text:p>
      <text:p text:style-name="P4"><text:soft-page-break/></text:p>
      <text:p text:style-name="P4">"{{rb:Guarda attorno con}} {{yb:ls}}{{rb:.}}"</text:p>
      <text:p text:style-name="P4"/>
      <text:p text:style-name="P4">"Ruth: {{Bb:Va tutto bene. Siamo al sicuro, siamo ancora tutti qua. "</text:p>
      <text:p text:style-name="P4"><text:s text:c="8"/>"Mi chiedo proprio perché suona!}}",</text:p>
      <text:p text:style-name="P4"><text:s text:c="8"/>"\nForse dovremo investigare su questo suono. Chi conosciamo "</text:p>
      <text:p text:style-name="P4"><text:s text:c="8"/>"per poterci aiutare?",</text:p>
      <text:p text:style-name="P4"><text:s text:c="8"/>"Forse dovresti tornare alla famiglia nel "</text:p>
      <text:p text:style-name="P4"><text:s text:c="8"/>"{{lb:.rifugio-nascosto}} e parlargli, con la tua nuova voce echo!",</text:p>
      <text:p text:style-name="P4"/>
      <text:p text:style-name="P4">"\nComincia a ridirigerti verso il {{lb:.rifugio-nascosto}} con {{lb:cd}}."</text:p>
      <text:p text:style-name="P4"/>
      <text:p text:style-name="P4">"{{rb:Possiamo andare direttamente al}} {{lb:.rifugio-nascosto}} "</text:p>
      <text:p text:style-name="P4"><text:s text:c="8"/>"{{rb:usando}} {{yb:cd ~/città/.rifugio-nascosto/}}"</text:p>
      <text:p text:style-name="P4"/>
      <text:p text:style-name="P4">{{gb:Ottimo! Continua così!}}</text:p>
      <text:p text:style-name="P4"/>
      <text:p text:style-name="P4">"Dai uno {{lb:sguardo attorno}}."</text:p>
      <text:p text:style-name="P4"/>
      <text:p text:style-name="P4">"{{rb:Usa}} {{yb:ls}} {{rb:per guardare attorno.}}"</text:p>
      <text:p text:style-name="P4"/>
      <text:list xml:id="list155135972619226" text:continue-numbering="true" text:style-name="WWNum1">
        <text:list-item>
          <text:p text:style-name="P8"><text:bookmark text:name="_1ci93xb"/>SFIDA 23</text:p>
        </text:list-item>
      </text:list>
      <text:p text:style-name="P4"/>
      <text:p text:style-name="P4">"Hai visto Eleonora. Ascolta cosa ha da dire."</text:p>
      <text:p text:style-name="P4"/>
      <text:p text:style-name="P4">"{{rb:Usa}} {{yb:cat Eleonora}} {{rb:per vedere cosa ha da dire.}}"</text:p>
      <text:p text:style-name="P4"/>
      <text:p text:style-name="P4">"Eleonora: {{Bb:\"Oh, sei tu!", <text:s text:c="6"/></text:p>
      <text:p text:style-name="P4"><text:s text:c="8"/>"Hai visto mia madre e mio padre?\"}}", <text:s text:c="6"/></text:p>
      <text:p text:style-name="P4"><text:s text:c="8"/>"\n{{yb:1: \"Mi spiace, no. Quando li hai visti per l'ultima volta?\"}}",</text:p>
      <text:p text:style-name="P4"><text:s text:c="8"/>"{{yb:2: \"Non erano con te nel rifugio-nascosto?\"}}",</text:p>
      <text:p text:style-name="P4"><text:s text:c="8"/>"{{yb:3: \"(bugia) Si, li ho visti in città.\"}}",</text:p>
      <text:p text:style-name="P4"><text:s text:c="8"/>"\nUsa il comando {{lb:echo}} per parlare con Eleonora."</text:p>
      <text:p text:style-name="P4"/>
      <text:p text:style-name="P4"/>
      <text:p text:style-name="P4">\nEleonora: {{Bb:\"Scusa? Cosa hai detto?\"}}</text:p>
      <text:p text:style-name="P4"/>
      <text:p text:style-name="P4">"\n{{rb:Usa}} {{yb:echo 1}}{{rb:,}} {{yb:echo 2}} "</text:p>
      <text:p text:style-name="P4"><text:s text:c="16"/>"{{rb:o}} {{yb:echo 3}} {{rb:per rispondere.}}"</text:p>
      <text:p text:style-name="P4"/>
      <text:p text:style-name="P4">"{{rb:Usa}} {{yb:cd ../}} {{rb:per andare verso la città.}}"</text:p>
      <text:p text:style-name="P4"/>
      <text:p text:style-name="P4">"Eleonora: {{Bb:Yay, stiamo andando verso l'avventura!}}"</text:p>
      <text:p text:style-name="P4"/>
      <text:p text:style-name="P4">"{{yb:\"Mi spiace, no. Quando li hai visti per l'ultima volta?\"}}"</text:p>
      <text:p text:style-name="P4"/>
      <text:p text:style-name="P4">"Eleonora: {{Bb:\"Non da tanto. Il cane è uscito di nuovo, "</text:p>
      <text:p text:style-name="P4"><text:s text:c="16"/>"e sono andati fuori a cercarlo.\"}}"</text:p>
      <text:p text:style-name="P4"/>
      <text:p text:style-name="P4">"{{yb:\"Non erano nel rifugio-nascosto?\"}}"</text:p>
      <text:p text:style-name="P4"><text:soft-page-break/></text:p>
      <text:p text:style-name="P4">"Eleonora: {{Bb:No, sono andati fuori. "</text:p>
      <text:p text:style-name="P4"><text:s text:c="16"/>"Il cane è uscito di nuovo, così sono andati fuori a "</text:p>
      <text:p text:style-name="P4"><text:s text:c="16"/>"cercarlo. Forse si sono persi?\"}}"</text:p>
      <text:p text:style-name="P4"/>
      <text:p text:style-name="P4">"{{yb:\"(bugia) Si, li ho visti in città.\"}}"</text:p>
      <text:p text:style-name="P4"/>
      <text:p text:style-name="P4">"Eleonora: {{Bb:\"Oh ottimo! Il cane è uscito di nuovo, "</text:p>
      <text:p text:style-name="P4"><text:s text:c="16"/>"e così sono andati fuori a cercarlo.",</text:p>
      <text:p text:style-name="P4"><text:s text:c="16"/>"La campana mi aveva spaventata, ma sono felice che stiano bene.\"}}"</text:p>
      <text:p text:style-name="P4"/>
      <text:p text:style-name="P4">"{{Bb:\"Andiamo in città assieme e troviamoli. Starò al sicuro se "</text:p>
      <text:p text:style-name="P4"><text:s text:c="12"/>"rimarrò con te.\"}}",</text:p>
      <text:p text:style-name="P4"/>
      <text:p text:style-name="P4"><text:s text:c="12"/>"\n{{gb:Eleonora ti accoglie come un compagno! Ora puoi controllare se "</text:p>
      <text:p text:style-name="P4"><text:s text:c="12"/>"è in qualunque momento con te}} {{yb:cat Eleonora}}{{gb:.}}",</text:p>
      <text:p text:style-name="P4"/>
      <text:p text:style-name="P4"><text:s text:c="12"/>"\n{{lb:Lascia}} il {{lb:.rifugio-nascosto.}} "</text:p>
      <text:p text:style-name="P4"><text:s text:c="12"/>"Non preoccuparti, Eleonora ti seguirà!"</text:p>
      <text:p text:style-name="P4"/>
      <text:p text:style-name="P4"/>
      <text:p text:style-name="P4">"Eleonora: {{Bb:Ti sei dimenticato come guardare attorno? "</text:p>
      <text:p text:style-name="P4"><text:s text:c="8"/>"Devi usare}} {{yb:ls}}{{Bb:.}}",</text:p>
      <text:p text:style-name="P4"/>
      <text:p text:style-name="P4"><text:s text:c="8"/>"{{rb:Guarda attorno con}} {{yb:ls}}{{rb:.}}"</text:p>
      <text:p text:style-name="P4"/>
      <text:p text:style-name="P4"><text:s/>"Eleonora: {{Bb:Andiamo verso la parte}} {{lb:est}} "</text:p>
      <text:p text:style-name="P4"><text:s text:c="8"/>"{{Bb:della città.}}",</text:p>
      <text:p text:style-name="P4"><text:s text:c="8"/>"{{Bb:Non l'hai ancora notato prima? E' la sopra! "</text:p>
      <text:p text:style-name="P4"><text:s text:c="8"/>"Guarda in alto.}}",</text:p>
      <text:p text:style-name="P4"><text:s text:c="8"/>"\Usa {{yb:ls}} per vedere cosa Eleonora cerca di mostrarti."</text:p>
      <text:p text:style-name="P4"/>
      <text:p text:style-name="P4">"\nEleonora: {{Bb:Perchè mi stai guardando? "</text:p>
      <text:p text:style-name="P4"><text:s text:c="8"/>"Dovresti guardare proprio LA.}}"</text:p>
      <text:p text:style-name="P4"/>
      <text:p text:style-name="P4">"Guardi nella direzione che indica Eleonora.",</text:p>
      <text:p text:style-name="P4"><text:s text:c="8"/>"C'è una strada stretta che porta ad un'altra parte della città.",</text:p>
      <text:p text:style-name="P4"><text:s text:c="8"/>"Questa ci porterà alla parte est.",</text:p>
      <text:p text:style-name="P4"><text:s text:c="8"/>"Eleonora: {{Bb:Andiamo la e vediamo se troveremo i miei "</text:p>
      <text:p text:style-name="P4"><text:s text:c="8"/>"genitori.}}",</text:p>
      <text:p text:style-name="P4"><text:s text:c="8"/>"\n{{lb:Vai}} verso la parte {{lb:est}} della città."</text:p>
      <text:p text:style-name="P4"/>
      <text:p text:style-name="P4">"{{rb:Usa}} {{lb:cd}} {{rb:per andare verso la "</text:p>
      <text:p text:style-name="P4"><text:s text:c="8"/>"parte est della città}}",</text:p>
      <text:p text:style-name="P4"><text:s text:c="8"/>"{{rb:Usa}} {{yb:cd est/}} {{rb:}}"</text:p>
      <text:p text:style-name="P4"/>
      <text:p text:style-name="P4"><text:s/>"\nEleonora: {{Bb:Andiamo ad}} {{lb:est}} "</text:p>
      <text:p text:style-name="P4"><text:s text:c="8"/>"{{Bb:della città. Muoviti sei lento!}}"</text:p>
      <text:p text:style-name="P4"/>
      <text:list xml:id="list155136761989423" text:continue-numbering="true" text:style-name="WWNum1">
        <text:list-item>
          <text:p text:style-name="P8"><text:bookmark text:name="_3whwml4"/><text:soft-page-break/>SFIDA 24</text:p>
        </text:list-item>
      </text:list>
      <text:p text:style-name="P4"/>
      <text:p text:style-name="P4">"Camminiamo lungo la strada stretta, assieme con "</text:p>
      <text:p text:style-name="P4"><text:s text:c="8"/>"Eleonora, finchè non raggiungi uno spazio aperto nella parte "</text:p>
      <text:p text:style-name="P4"><text:s text:c="8"/>"{{bb:est}} della città.",</text:p>
      <text:p text:style-name="P4"><text:s text:c="8"/>"\n{{lb:Guarda attorno.}}"</text:p>
      <text:p text:style-name="P4"/>
      <text:p text:style-name="P4">"{{rb:Guarda attorno con}} {{yb:ls}}{{rb:.}}"</text:p>
      <text:p text:style-name="P4"/>
      <text:p text:style-name="P4"><text:s/>"Eleonora: {{Bb:Non riesco a vedere i miei genitori da nessuna parte ... ma c'è una "</text:p>
      <text:p text:style-name="P4"><text:s text:c="8"/>"strana struttura la.}}"</text:p>
      <text:p text:style-name="P4"/>
      <text:p text:style-name="P4">"Vedi un {{bb:negozio-capanni}}, una {{bb:biblioteca}} e un {{bb:ristorante}}.",</text:p>
      <text:p text:style-name="P4"><text:s text:c="8"/>"\nEleonora: {{Bb:Hey, cos'è quel negozio-capanni?}}",</text:p>
      <text:p text:style-name="P4"><text:s text:c="8"/>"{{Bb:Andiamo}} {{lb:dentro}}{{Bb:!}}"</text:p>
      <text:p text:style-name="P4"/>
      <text:p text:style-name="P4">"{{rb:Usa}} {{yb:cd negozio-capanni/}} {{rb:per andare al negozio-capanni.}}"</text:p>
      <text:p text:style-name="P4"/>
      <text:p text:style-name="P4">"Eleonora: {{Bb:Pensi che vendano dolci?}}"</text:p>
      <text:p text:style-name="P4"/>
      <text:p text:style-name="P4"><text:s/>"Entrambi camminate lentamente verso il negozio.",</text:p>
      <text:p text:style-name="P4"><text:s text:c="8"/>"E' polveroso e più scuro qua che altrove.",</text:p>
      <text:p text:style-name="P4"><text:s text:c="8"/>"Eleonora guarda come se dovesse starnutire.",</text:p>
      <text:p text:style-name="P4"><text:s text:c="8"/>"\n{{lb:Guarda attorno.}}"</text:p>
      <text:p text:style-name="P4"/>
      <text:p text:style-name="P4">"{{rb:Guarda attorno con}} {{yb:ls}}{{rb:.}}"</text:p>
      <text:p text:style-name="P4"/>
      <text:p text:style-name="P4">"Eleonora: {{Bb:Eh..eh...ecciù!! E' così polveroso qua!}}"</text:p>
      <text:p text:style-name="P4"/>
      <text:p text:style-name="P4">"Vedi un uomo chiamato Bernardo, una porta e un paio "</text:p>
      <text:p text:style-name="P4"><text:s text:c="8"/>"di attrezzi.",</text:p>
      <text:p text:style-name="P4"><text:s text:c="8"/>"\nGli attrezzi appaiono {{gb:verdi}} nel Terminale.",</text:p>
      <text:p text:style-name="P4"><text:s text:c="8"/>"\n{{lb:Ascolta}} cosa {{lb:Bernardo}} ha da dire."</text:p>
      <text:p text:style-name="P4"/>
      <text:p text:style-name="P4">"{{rb:Usa}} {{yb:cat Bernardo}} {{rb:per vedere cosa Bernardo ha "</text:p>
      <text:p text:style-name="P4"><text:s text:c="8"/>"da dire.}}"</text:p>
      <text:p text:style-name="P4"/>
      <text:p text:style-name="P4">"Eleonora: {{Bb:Il mio}} {{lb:gatto}} {{Bb:era un grande "</text:p>
      <text:p text:style-name="P4"><text:s text:c="8"/>"ascoltatore, gli ho raccontato di tutto.}}"</text:p>
      <text:p text:style-name="P4"/>
      <text:list xml:id="list155136630397087" text:continue-numbering="true" text:style-name="WWNum1">
        <text:list-item>
          <text:p text:style-name="P8"><text:bookmark text:name="_2bn6wsx"/>SFIDA 25</text:p>
        </text:list-item>
      </text:list>
      <text:p text:style-name="P4"/>
      <text:p text:style-name="P4">"Bernardo: {{Bb:Ciao! Shhhhh, non dire una parola.}}",</text:p>
      <text:p text:style-name="P4"/>
      <text:p text:style-name="P4"><text:s text:c="8"/>"{{Bb:So perchè sei qui. Vuoi un capanno!",</text:p>
      <text:p text:style-name="P4"/>
      <text:p text:style-name="P4"><text:s text:c="8"/>"Ho proprio la cosa giusta per te. Io ho il}} "</text:p>
      <text:p text:style-name="P4"><text:s text:c="8"/>"{{lb:migliore-costruttore-capanni-del-mondo.sh}}",</text:p>
      <text:p text:style-name="P4"/>
      <text:p text:style-name="P4"><text:s text:c="8"/>"\nBernardo sembra abbastanza entusiasta di questo. {{lb:Esamina}} l'attrezzo "</text:p>
      <text:p text:style-name="P4"><text:soft-page-break/><text:s text:c="8"/>"{{lb:migliore-costruttore-capanni-del-mondo.sh}}",</text:p>
      <text:p text:style-name="P4"/>
      <text:p text:style-name="P4"><text:s text:c="8"/>"\n{{gb:Usa TAB per velocizzare la digitazione.}}"</text:p>
      <text:p text:style-name="P4"/>
      <text:p text:style-name="P4">"{{rb:Usa}} {{lb:cat}} {{rb:per esaminare il}} "</text:p>
      <text:p text:style-name="P4"><text:s text:c="8"/>"{{lb:migliore-costruttore-capanni-del-mondo.sh}}",</text:p>
      <text:p text:style-name="P4"/>
      <text:p text:style-name="P4"><text:s text:c="8"/>"{{rb:Usa}} {{yb:cat migliore-costruttore-capanni-del-mondo.sh}} "</text:p>
      <text:p text:style-name="P4"><text:s text:c="8"/>"{{rb:per esaminare l'attrezzo.}}"</text:p>
      <text:p text:style-name="P4"/>
      <text:p text:style-name="P4">"Eleonora: {{Bb:Bernardo mi fa un po' paura...}}"</text:p>
      <text:p text:style-name="P4"/>
      <text:p text:style-name="P4">"\n{{rb:Stai leggendo il file sbagliato! "</text:p>
      <text:p text:style-name="P4"><text:s text:c="16"/>"Devi leggere}} {{lb:migliore-costruttore-capanni-del-mondo.sh}}"</text:p>
      <text:p text:style-name="P4"><text:s text:c="16"/>"{{rb:.}}"</text:p>
      <text:p text:style-name="P4"/>
      <text:p text:style-name="P4">"L'attrezzo ha una scritta che dice {{lb:mkdir capanno}}.",</text:p>
      <text:p text:style-name="P4"><text:s text:c="8"/>"Tu riconosci il comando {{lb:mkdir}}. E' lo stesso che hai usato "</text:p>
      <text:p text:style-name="P4"><text:s text:c="8"/>"per aiutare Ruth alla fattoria.",</text:p>
      <text:p text:style-name="P4"/>
      <text:p text:style-name="P4"><text:s text:c="8"/>"\nBernardo: {{Bb:E' magia! Lanci il comando, "</text:p>
      <text:p text:style-name="P4"><text:s text:c="8"/>"e ottieni un nuovo capanno.}}",</text:p>
      <text:p text:style-name="P4"/>
      <text:p text:style-name="P4"><text:s text:c="8"/>"{{Bb:Provalo! Usalo con}} "</text:p>
      <text:p text:style-name="P4"><text:s text:c="8"/>"{{yb:./migliore-costruttore-capanni-del-mondo.sh}}",</text:p>
      <text:p text:style-name="P4"/>
      <text:p text:style-name="P4"><text:s text:c="8"/>"\n{{gb:Usa TAB per velocizzare la scrittura.}}"</text:p>
      <text:p text:style-name="P4"/>
      <text:p text:style-name="P4">"{{rb:Fai quello che dice Bernardo - usa}} "</text:p>
      <text:p text:style-name="P4"><text:s text:c="8"/>"{{yb:./migliore-costruttore-capanni-del-mondo.sh}} "</text:p>
      <text:p text:style-name="P4"><text:s text:c="8"/>"{{rb:per lanciare lo script}}"</text:p>
      <text:p text:style-name="P4"/>
      <text:p text:style-name="P4">"Eleonora: {{Bb:Non è la stessa cosa che digitare}} "</text:p>
      <text:p text:style-name="P4"><text:s text:c="8"/>"{{yb:mkdir shed}}{{Bb:?}}"</text:p>
      <text:p text:style-name="P4"/>
      <text:p text:style-name="P4">"\n{{rb:Stai lanciando lo script sbagliato. "</text:p>
      <text:p text:style-name="P4"><text:s text:c="16"/>"Devi lanciare}} "</text:p>
      <text:p text:style-name="P4"><text:s text:c="16"/>"{{yb:./migliore-costruttore-capanni-del-mondo.sh}}"</text:p>
      <text:p text:style-name="P4"/>
      <text:p text:style-name="P4">"{{lb:Guarda attorno}} per vedere se hai creato un capanno."</text:p>
      <text:p text:style-name="P4"/>
      <text:p text:style-name="P4">"{{rb:Usa}} {{yb:ls}} {{rb:per guardare attorno.}}"</text:p>
      <text:p text:style-name="P4"/>
      <text:p text:style-name="P4"><text:s/>"Ha funzionato! puoi vedere una nuova capanna nella stanza.",</text:p>
      <text:p text:style-name="P4"><text:s text:c="8"/>"Cosa succede se lo faccio ancora?",</text:p>
      <text:p text:style-name="P4"><text:s text:c="8"/>"{{gb:Premi SU due volte per rilanciare il comando.}}"</text:p>
      <text:p text:style-name="P4"/>
      <text:p text:style-name="P4">"{{rb:Guarda cosa succede se rilanci lo script.}}",</text:p>
      <text:p text:style-name="P4"/>
      <text:p text:style-name="P4"><text:s text:c="8"/>"{{rb:Rilancia lo script usando}} "</text:p>
      <text:p text:style-name="P4"><text:s text:c="8"/>"{{yb:./migliore-costruttore-capanni-del-mondo.sh}} "</text:p>
      <text:p text:style-name="P4"><text:s text:c="8"/>"{{rb:per vedere cosa succede.}}"</text:p>
      <text:p text:style-name="P4"><text:soft-page-break/></text:p>
      <text:p text:style-name="P4">"Eleonora: {{Bb:Non penso che funzionerà...}}"</text:p>
      <text:p text:style-name="P4"/>
      <text:p text:style-name="P4">"Ottieni l'errore {{yb:mkdir: impossibile creare la directory `capanno': "</text:p>
      <text:p text:style-name="P4"><text:s text:c="8"/>"file già esistente}}",</text:p>
      <text:p text:style-name="P4"><text:s text:c="8"/>"\nBernardo: {{Bb:Certo che non funziona la seconda volta - "</text:p>
      <text:p text:style-name="P4"><text:s text:c="8"/>"hai già un capanno!",</text:p>
      <text:p text:style-name="P4"/>
      <text:p text:style-name="P4"><text:s text:c="8"/>"Sto lavorando sulla prossima, grande cosa:}} "</text:p>
      <text:p text:style-name="P4"><text:s text:c="8"/>"{{lb:migliore-corno-del-mondo.sh}}{{Bb:.}}",</text:p>
      <text:p text:style-name="P4"/>
      <text:p text:style-name="P4"><text:s text:c="8"/>"{{Bb:Può avvisare tutti che stai arrivando. "</text:p>
      <text:p text:style-name="P4"><text:s text:c="8"/>"Sto avendo qualche problema ai denti, "</text:p>
      <text:p text:style-name="P4"><text:s text:c="8"/>"ma sono sicuro che lo riparerò presto.}}",</text:p>
      <text:p text:style-name="P4"/>
      <text:p text:style-name="P4"><text:s text:c="8"/>"\n{{lb:Esamina migliore-corno-del-mondo.sh}} e vedi se puoi "</text:p>
      <text:p text:style-name="P4"><text:s text:c="8"/>"identificare il problema.",</text:p>
      <text:p text:style-name="P4"/>
      <text:p text:style-name="P4"><text:s text:c="8"/>"{{gb:Ricordati di usare TAB!}}"</text:p>
      <text:p text:style-name="P4"/>
      <text:p text:style-name="P4"><text:s/>"{{rb:Usa}} {{lb:cat}} {{rb:per esaminare l'attrezzo.}}",</text:p>
      <text:p text:style-name="P4"><text:s text:c="8"/>"{{rb:Usa}} {{yb:cat migliore-corno-del-mondo.sh}} {{rb:per esaminare "</text:p>
      <text:p text:style-name="P4"><text:s text:c="8"/>"l'attrezzo.}}"</text:p>
      <text:p text:style-name="P4"/>
      <text:p text:style-name="P4">"Eleonora: {{Bb:Penso che questo attrezzo sia un po' rotto.}}"</text:p>
      <text:p text:style-name="P4"/>
      <text:p text:style-name="P4">"\n{{rb:Stai esaminando l'attrezzo sbagliato. Devi guardare "</text:p>
      <text:p text:style-name="P4"><text:s text:c="16"/>"at}} {{yb:migliore-corno-del-mondo.sh}}"</text:p>
      <text:p text:style-name="P4"/>
      <text:p text:style-name="P4">"L'attrezzo contiene {{yb:eco \"Honk!\"}}",</text:p>
      <text:p text:style-name="P4"><text:s text:c="8"/>"Forse dovrebbe contenere {{yb:echo \"Honk!\"}} invece...",</text:p>
      <text:p text:style-name="P4"><text:s text:c="8"/>"Come facciamo a cambiare l'attrezzo?",</text:p>
      <text:p text:style-name="P4"><text:s text:c="8"/>"\nBernardo: {{Bb:Ho ho, sembra che hai capito il problema.}}",</text:p>
      <text:p text:style-name="P4"><text:s text:c="8"/>"Eleonora: {{Bb:Se hai bisogno di altro aiuto, potremo andare alla "</text:p>
      <text:p text:style-name="P4"><text:s text:c="8"/>"biblioteca, era giusto la fuori.}}",</text:p>
      <text:p text:style-name="P4"><text:s text:c="8"/>"\nPrima di andare, dai uno {{lb:sguardo}} nello {{lb:scantinato}}."</text:p>
      <text:p text:style-name="P4"/>
      <text:p text:style-name="P4"><text:s/>"{{rb:Usa}} {{lb:ls}} {{rb:per guardare attorno.}}",</text:p>
      <text:p text:style-name="P4"><text:s text:c="8"/>"{{rb:Usa}} {{yb:ls scantinato/}} {{rb:per guardare dentro.}}"</text:p>
      <text:p text:style-name="P4"/>
      <text:p text:style-name="P4">"Eleonora: {{Bb:OooOOoh, ci sono dolci la?}}"</text:p>
      <text:p text:style-name="P4"/>
      <text:p text:style-name="P4">"Bernardo: {{Bb:Oooh birbantella, non puoi guardare la.}}",</text:p>
      <text:p text:style-name="P4"><text:s text:c="8"/>"\n{{lb:Lasciamo}} il negozio di capanni per tornare in città."</text:p>
      <text:p text:style-name="P4"/>
      <text:p text:style-name="P4">"{{rb:Lascia il negozio-capanni usando}} {{yb:cd ../}}"</text:p>
      <text:p text:style-name="P4"/>
      <text:p text:style-name="P4">"Eleonora: {{Bb:Yay, mi piace la biblioteca. Torniamo in città!}}"</text:p>
      <text:p text:style-name="P4"/>
      <text:list xml:id="list155135966227255" text:continue-numbering="true" text:style-name="WWNum1">
        <text:list-item>
          <text:p text:style-name="P8"><text:bookmark text:name="_qsh70q"/><text:soft-page-break/>SFIDA 26</text:p>
        </text:list-item>
      </text:list>
      <text:p text:style-name="P4"/>
      <text:p text:style-name="P4">"Sei tornato in città. Eleonora ondeggia le sue braccia e punta "</text:p>
      <text:p text:style-name="P4"><text:s text:c="8"/>"verso una costruzione in distanza.",</text:p>
      <text:p text:style-name="P4"><text:s text:c="8"/>"\n{{lb:Gurada attorno}} per vedere dove sta puntando Eleonora."</text:p>
      <text:p text:style-name="P4"/>
      <text:p text:style-name="P4">"{{rb:Usa}} {{yb:ls}} {{rb:per guardare attorno.}}"</text:p>
      <text:p text:style-name="P4"/>
      <text:p text:style-name="P4">"Eleonora: {{Bb:La biblioteca è proprio la!}}"</text:p>
      <text:p text:style-name="P4"/>
      <text:p text:style-name="P4">"Vai alla {{bb:biblioteca}} davanti.",</text:p>
      <text:p text:style-name="P4"/>
      <text:p text:style-name="P4"><text:s text:c="8"/>"Eleonora: {{Bb:Eccola! La}} {{bb:biblioteca}} "</text:p>
      <text:p text:style-name="P4"><text:s text:c="8"/>"{{Bb:E' proprio la!}} {{lb:Entriamo dentro.}}"</text:p>
      <text:p text:style-name="P4"/>
      <text:p text:style-name="P4">"{{rb:Usa}} {{yb:cd biblioteca/}} {{rb:per entrare nella biblioteca.}}"</text:p>
      <text:p text:style-name="P4"/>
      <text:p text:style-name="P4">"Eleonora: {{Bb:Amo la biblioteca! Entriamo!}}"</text:p>
      <text:p text:style-name="P4"/>
      <text:p text:style-name="P4">"Eleonora si precipita dentro la biblioteca, e tu la segui.",</text:p>
      <text:p text:style-name="P4"><text:s text:c="8"/>"{{lb:Guarda attorno}} la biblioteca."</text:p>
      <text:p text:style-name="P4"/>
      <text:p text:style-name="P4">"{{rb:Usa}} {{yb:ls}} {{rb:per guardare attorno.}}"</text:p>
      <text:p text:style-name="P4"/>
      <text:p text:style-name="P4">"Eleonora: {{Bb:Che acustica che c'è...}}"</text:p>
      <text:p text:style-name="P4"/>
      <text:p text:style-name="P4">"Sei in un corridoio che porta a due porte "</text:p>
      <text:p text:style-name="P4"><text:s text:c="8"/>"con delle targhette. "</text:p>
      <text:p text:style-name="P4"><text:s text:c="8"/>"Una ha il cartello {{bb:ala-pubblica}}, l'altra "</text:p>
      <text:p text:style-name="P4"><text:s text:c="8"/>"{{bb:ala-privata}}.",</text:p>
      <text:p text:style-name="P4"/>
      <text:p text:style-name="P4"><text:s text:c="8"/>"Eleonora: {{Bb:C'era una bibliotecaria qua.",</text:p>
      <text:p text:style-name="P4"/>
      <text:p text:style-name="P4"><text:s text:c="8"/>"Ci direbbe che potremo guardare nell'}} "</text:p>
      <text:p text:style-name="P4"><text:s text:c="8"/>"{{bb:ala-privata?}}.",</text:p>
      <text:p text:style-name="P4"/>
      <text:p text:style-name="P4"><text:s text:c="8"/>"{{Bb:Cosa pensi ci sia la dentro? Proviamo a}} "</text:p>
      <text:p text:style-name="P4"><text:s text:c="8"/>"{{lb:guardarci dentro}}{{Bb:.}}"</text:p>
      <text:p text:style-name="P4"/>
      <text:p text:style-name="P4">"{{rb:Usa}} {{yb:ls ala-privata/}} {{rb:per guardare "</text:p>
      <text:p text:style-name="P4"><text:s text:c="8"/>"nell'ala-privata della biblioteca.}}"</text:p>
      <text:p text:style-name="P4"/>
      <text:p text:style-name="P4">"Eleonora: {{Bb:Cosa c'è nell'ala privata?}}"</text:p>
      <text:p text:style-name="P4"/>
      <text:p text:style-name="P4">"Eleonora: {{Bb:Credo che l'ala-privata sia chiusa agli esterni...",</text:p>
      <text:p text:style-name="P4"/>
      <text:p text:style-name="P4"><text:s text:c="8"/>"Vediamo se troviamo qualcosa di utile nell'}} "</text:p>
      <text:p text:style-name="P4"><text:s text:c="8"/>"{{bb:ala pubblica.}}",</text:p>
      <text:p text:style-name="P4"/>
      <text:p text:style-name="P4"><text:s text:c="8"/>"\nUsa {{lb:ls}} per guardare dentro {{lb:ala-pubblica}}."</text:p>
      <text:p text:style-name="P4"/>
      <text:p text:style-name="P4"><text:soft-page-break/>"{{rb:Usa}} {{lb:ls}} {{rb:per guardare nell'ala pubblica.}}",</text:p>
      <text:p text:style-name="P4"><text:s text:c="8"/>"{{rb:Usa}} {{yb:ls ala-pubblica}} {{rb:per guardare dentro ala-"</text:p>
      <text:p text:style-name="P4"><text:s text:c="8"/>"pubblica.}}"</text:p>
      <text:p text:style-name="P4"/>
      <text:p text:style-name="P4">"Eleonora: {{Bb:Cosa c'è nell'ala-pubblica?}}"</text:p>
      <text:p text:style-name="P4"/>
      <text:p text:style-name="P4"><text:s/>"Eleonora: {{Bb:Wow, tutti i comandi sono scomparsi.",</text:p>
      <text:p text:style-name="P4"><text:s text:c="8"/>"Mi chiedo se qualcuno li abbia rubati!}}",</text:p>
      <text:p text:style-name="P4"/>
      <text:p text:style-name="P4"><text:s text:c="8"/>"{{Bb:Cos'è quel foglio}} {{lb:NANO}} {{Bb:?}}",</text:p>
      <text:p text:style-name="P4"><text:s text:c="8"/>"{{lb:Esaminiamolo}} {{Bb:.}}"</text:p>
      <text:p text:style-name="P4"/>
      <text:p text:style-name="P4">"{{rb:Esamina il foglio NANO con}} {{yb:cat ala-pubblica/NANO}}"</text:p>
      <text:p text:style-name="P4"/>
      <text:p text:style-name="P4">"Eleonora: {{Bb:La biblioteca avrà aggiunto multe per i "</text:p>
      <text:p text:style-name="P4"><text:s text:c="8"/>"ritardatari.}}"</text:p>
      <text:p text:style-name="P4"/>
      <text:p text:style-name="P4">"Eleonora: {{Bb:Quindi nano ti permette di "</text:p>
      <text:p text:style-name="P4"><text:s text:c="8"/>"modificare file?}}",</text:p>
      <text:p text:style-name="P4"/>
      <text:p text:style-name="P4"><text:s text:c="8"/>"{{Bb:Forse possiamo usarlo per riparare quello script "</text:p>
      <text:p text:style-name="P4"><text:s text:c="8"/>"migliore-corno-nel-mondo.sh?}}",</text:p>
      <text:p text:style-name="P4"/>
      <text:p text:style-name="P4"><text:s text:c="8"/>"{{lb:Torniamo indietro}} {{Bb:al}} {{lb:negozio-capanni}}{{Bb:.}}"</text:p>
      <text:p text:style-name="P4"/>
      <text:p text:style-name="P4">"Eleonora: {{Bb:... Dobbiamo vedere di nuovo quel sinistro Bernardo?}}"</text:p>
      <text:p text:style-name="P4"/>
      <text:p text:style-name="P4">{{rb:Usa}} {{yb:cd ../}} {{rb:per tornare indietro.}}</text:p>
      <text:p text:style-name="P4"/>
      <text:p text:style-name="P4">{{gb:Ottimo lavoro! Andiamo al}} {{lb:negozio-capanni}}{{gb:.}}</text:p>
      <text:p text:style-name="P4">{{rb:Usa}} {{yb:cd negozio-capanni/}} {{rb:per andare al negozio-capanni.}}</text:p>
      <text:p text:style-name="P4"/>
      <text:p text:style-name="P4"/>
      <text:list xml:id="list155136972605693" text:continue-numbering="true" text:style-name="WWNum1">
        <text:list-item>
          <text:p text:style-name="P8"><text:bookmark text:name="_3as4poj"/>SFIDA 27</text:p>
        </text:list-item>
      </text:list>
      <text:p text:style-name="P4"/>
      <text:p text:style-name="P4"/>
      <text:p text:style-name="P4">"Sei tornato da Bernardo.",</text:p>
      <text:p text:style-name="P4"><text:s text:c="8"/>"{{lb:Ascolta}} cosa {{lb:Bernardo}} ha da dire."</text:p>
      <text:p text:style-name="P4"/>
      <text:p text:style-name="P4">"{{rb:Usa}} {{yb:cat Bernardo}} {{rb:per interagire con Bernardo.}}"</text:p>
      <text:p text:style-name="P4"/>
      <text:p text:style-name="P4">"Eleonora: {{Bb:Ecciuuu! Questo posto è davvero polveroso...*sniff*}}"</text:p>
      <text:p text:style-name="P4"/>
      <text:p text:style-name="P4">"Bernardo: {{Bb:Ciaooooo. Sei tornato per riparare il mio script!}}",</text:p>
      <text:p text:style-name="P4"/>
      <text:p text:style-name="P4"><text:s text:c="8"/>"Proviamo ad usare {{yb:nano migliore-corno-del-mondo.sh}} per "</text:p>
      <text:p text:style-name="P4"><text:s text:c="8"/>"modificarlo."</text:p>
      <text:p text:style-name="P4"/>
      <text:p text:style-name="P4">"{{rb:Usa}} {{yb:nano migliore-corno-del-mondo.sh}} "</text:p>
      <text:p text:style-name="P4"><text:s text:c="8"/>"{{rb:per modificare lo script.}}"</text:p>
      <text:p text:style-name="P4"><text:soft-page-break/></text:p>
      <text:p text:style-name="P4">"Eleonora: {{Bb:Ci hanno insegnato come scrivere a scuola. "</text:p>
      <text:p text:style-name="P4"><text:s text:c="8"/>"Non penso che Bernardo sia molto intelligente.}}"</text:p>
      <text:p text:style-name="P4"/>
      <text:p text:style-name="P4">"E' ora di provare lo script!",</text:p>
      <text:p text:style-name="P4"><text:s text:c="8"/>"Usa {{yb:./migliore-corno-del-mondo.sh}} per provarlo."</text:p>
      <text:p text:style-name="P4"/>
      <text:p text:style-name="P4">"Eleonora: {{Bb:Sarà troppo a voce alta?}}"</text:p>
      <text:p text:style-name="P4"/>
      <text:p text:style-name="P4">"{{rb:Usa}} {{yb:./migliore-corno-del-mondo.sh}} "</text:p>
      <text:p text:style-name="P4"><text:s text:c="8"/>"{{rb:per provare lo script.}}"</text:p>
      <text:p text:style-name="P4"/>
      <text:p text:style-name="P4">"{{gb:Congratulazioni, ora lo script stampa \"Honk!\"}}",</text:p>
      <text:p text:style-name="P4"/>
      <text:p text:style-name="P4"><text:s text:c="8"/>"\nBernardo: {{Bb:L'attrezzo funziona! Fantastico! "</text:p>
      <text:p text:style-name="P4"><text:s text:c="8"/>"Grazie tante!}}",</text:p>
      <text:p text:style-name="P4"/>
      <text:p text:style-name="P4"><text:s text:c="8"/>"\nSembra che non hai fatto a Bernardo molte domande "</text:p>
      <text:p text:style-name="P4"><text:s text:c="8"/>"su di lui.",</text:p>
      <text:p text:style-name="P4"/>
      <text:p text:style-name="P4"><text:s text:c="8"/>"Vuoi fargli qualche domanda?",</text:p>
      <text:p text:style-name="P4"/>
      <text:p text:style-name="P4"><text:s text:c="8"/>"\n{{yb:1 \"Come hai creato i tuoi attrezzi?\"}}",</text:p>
      <text:p text:style-name="P4"/>
      <text:p text:style-name="P4"><text:s text:c="8"/>"{{yb:2: \"Qual'è il prossimo attrezzo che vorresti creare?\"}}",</text:p>
      <text:p text:style-name="P4"/>
      <text:p text:style-name="P4"><text:s text:c="8"/>"{{yb:3: \"Stai andando a nasconderti ora?\"}}",</text:p>
      <text:p text:style-name="P4"/>
      <text:p text:style-name="P4"><text:s text:c="8"/>"{{yb:4: \"Cosa c'è nello scantinato?\"}}",</text:p>
      <text:p text:style-name="P4"/>
      <text:p text:style-name="P4"><text:s text:c="8"/>"\nUsa {{lb:echo}} per porgli una domanda."</text:p>
      <text:p text:style-name="P4"/>
      <text:p text:style-name="P4">"{{rb:Usa}} {{yb:echo 1}}{{rb:,}} {{yb:echo 2}}{{rb:,}} "</text:p>
      <text:p text:style-name="P4"><text:s text:c="8"/>"{{yb:echo 3}} {{rb:o}} {{yb:echo 4}}"</text:p>
      <text:p text:style-name="P4"/>
      <text:p text:style-name="P4">"Eleonora: {{Bb:Ho una domanda - ha dolci nel suo "</text:p>
      <text:p text:style-name="P4"><text:s text:c="8"/>"scantinato?}}"</text:p>
      <text:p text:style-name="P4"/>
      <text:p text:style-name="P4">"\nBernardo: {{Bb:Ah, segreti del mestiere. *wink*}}"</text:p>
      <text:p text:style-name="P4"/>
      <text:p text:style-name="P4">"\nBernard: {{Bb:\"Eh, come? No, non stavo pianificando "</text:p>
      <text:p text:style-name="P4"><text:s text:c="16"/>"ciò. Perchè dovrei farlo?\"}}"</text:p>
      <text:p text:style-name="P4"/>
      <text:p text:style-name="P4">"\nBernardo: {{Bb:Oh ho ho ho, non sono cose che ti riguardano.}}"</text:p>
      <text:p text:style-name="P4"/>
      <text:p text:style-name="P4">"{{yb:\"Qual'è il prossimo attrezzo che vuoi creare?\"}}"</text:p>
      <text:p text:style-name="P4"/>
      <text:p text:style-name="P4">"Bernardo: {{Bb:Vorrei conoscere come l'}} "</text:p>
      <text:p text:style-name="P4"><text:s text:c="8"/>"{{lb:ala-privata}} {{Bb:è chiusa "</text:p>
      <text:p text:style-name="P4"><text:s text:c="8"/>"nella}} {{lb:biblioteca}}{{Bb:, e dopo fare una chiave "</text:p>
      <text:p text:style-name="P4"><text:s text:c="8"/>"per aprirla.}}",</text:p>
      <text:p text:style-name="P4"/>
      <text:p text:style-name="P4"><text:soft-page-break/><text:s text:c="8"/>"\nEleonora: {{Bb:Io penso che sia stata la bibliotecaria a chiudere "</text:p>
      <text:p text:style-name="P4"><text:s text:c="8"/>"l'ala-privata.}}",</text:p>
      <text:p text:style-name="P4"/>
      <text:p text:style-name="P4"><text:s text:c="8"/>"{{Bb:Forse potrebbe dirci come ci è riuscita! Dovremo andare a "</text:p>
      <text:p text:style-name="P4"><text:s text:c="8"/>"cercarla.}}",</text:p>
      <text:p text:style-name="P4"/>
      <text:p text:style-name="P4"><text:s text:c="8"/>"\n{{lb:Lascia}} il negozio-capanni."</text:p>
      <text:p text:style-name="P4"/>
      <text:p text:style-name="P4">"{{rb:Usa}} {{lb:cd}} {{rb:per lasciare il negozio-capanni.}}",</text:p>
      <text:p text:style-name="P4"><text:s text:c="8"/>"{{rb:Usa}} {{yb:cd ../}} {{rb:per tornare}} {{lb:indietro}} {{rb:alla città.}}",</text:p>
      <text:p text:style-name="P4"/>
      <text:p text:style-name="P4">"Eleonora: {{Bb:Cosa pensi che sia nascosto nell'ala-privata?}}"</text:p>
      <text:p text:style-name="P4"><text:s text:c="8"/>"\n{{Bb:Forse Bernardo non dovrebbe vederlo...}}"</text:p>
      <text:p text:style-name="P4"/>
      <text:list xml:id="list155136870550186" text:continue-numbering="true" text:style-name="WWNum1">
        <text:list-item>
          <text:p text:style-name="P8"><text:bookmark text:name="_1pxezwc"/>SFIDA 28</text:p>
        </text:list-item>
      </text:list>
      <text:p text:style-name="P4"/>
      <text:p text:style-name="P4">"Sei tornato in città. Eleonora sembra sollevata stando fuori.",</text:p>
      <text:p text:style-name="P4"><text:s text:c="8"/>"Dove pensi che si nasconda la bibliotecaria?",</text:p>
      <text:p text:style-name="P4"><text:s text:c="8"/>"{{lb:Guarda attorno}} per decidere dove andare."</text:p>
      <text:p text:style-name="P4"/>
      <text:p text:style-name="P4">"{{rb:Usa}} {{yb:ls}} {{rb:per guardare attorno.}}"</text:p>
      <text:p text:style-name="P4"/>
      <text:p text:style-name="P4">"Eleonora: {{Bb:Ho fame. Vedi qualche posto dove potremo mangiare?}}"</text:p>
      <text:p text:style-name="P4"/>
      <text:p text:style-name="P4"><text:s/>"Non abbiamo ancora controllato il ristorante.",</text:p>
      <text:p text:style-name="P4"><text:s text:c="8"/>"{{lb:Andiamo}} al {{lb:ristorante}}."</text:p>
      <text:p text:style-name="P4"/>
      <text:p text:style-name="P4">{{rb:Usa}} {{yb:cd ristorante}} {{rb:per andare al ristorante.}}"</text:p>
      <text:p text:style-name="P4"/>
      <text:p text:style-name="P4">"Eleonora: {{Bb:Ooh, pensi che avranno sandwich da qualche parte?}}"</text:p>
      <text:p text:style-name="P4"/>
      <text:p text:style-name="P4">"Tu e Eleonora camminate verso il ristorante.",</text:p>
      <text:p text:style-name="P4"><text:s text:c="8"/>"Guarda attorno {{lb:attentamente}}."</text:p>
      <text:p text:style-name="P4"/>
      <text:p text:style-name="P4">"Eleonora: {{Bb:Ti ricordi come mi hai trovata?"</text:p>
      <text:p text:style-name="P4"><text:s text:c="8"/>" Hai usato}} {{yb:ls -a}} {{Bb:giusto?}}"</text:p>
      <text:p text:style-name="P4"/>
      <text:p text:style-name="P4">"Eleonora: {{Bb:Semba proprio vuoto qua...}}"</text:p>
      <text:p text:style-name="P4"/>
      <text:p text:style-name="P4">"Vedi la {{bb:.cantina}}?",</text:p>
      <text:p text:style-name="P4"><text:s text:c="8"/>"{{lb:Andiamo}} nella {{lb:.cantina}}."</text:p>
      <text:p text:style-name="P4"/>
      <text:p text:style-name="P4"><text:s/>"{{rb:Vai nella cantina usando}} {{yb:cd .cantina}}{{rb:.}}"</text:p>
      <text:p text:style-name="P4"/>
      <text:p text:style-name="P4">"Eleonora: {{Bb:Ho paura... potresti tenermi per mano?}}"</text:p>
      <text:p text:style-name="P4"/>
      <text:p text:style-name="P4">"Eleonora ti prende la mano, e in due camminate nella cantina.",</text:p>
      <text:p text:style-name="P4"><text:s text:c="8"/>"{{lb:Guarda attorno.}}"</text:p>
      <text:p text:style-name="P4"/>
      <text:p text:style-name="P4">"{{rb:Guarda attorno con}} {{yb:ls}}{{rb:.}}"</text:p>
      <text:p text:style-name="P4"><text:soft-page-break/></text:p>
      <text:p text:style-name="P4">"Eleonora: {{Bb:...c'è qualcuno la?}}"</text:p>
      <text:p text:style-name="P4"/>
      <text:p text:style-name="P4">"Vedi una donna {{lb:Clara}} nella cantina.",</text:p>
      <text:p text:style-name="P4"><text:s text:c="8"/>"{{lb:Ascolta}} cosa ha da dire."</text:p>
      <text:p text:style-name="P4"/>
      <text:p text:style-name="P4">"{{rb:Usa}} {{lb:cat}} {{rb:per ascoltare cosa ha da dire.}}",</text:p>
      <text:p text:style-name="P4"><text:s text:c="8"/>"{{rb:Usa}} {{yb:cat Clara}} {{rb:per ascoltare Clara.}}"</text:p>
      <text:p text:style-name="P4"/>
      <text:p text:style-name="P4">"Eleonora: {{Bb:...oh! Penso di aver riconosciuto quella donna!}}"</text:p>
      <text:p text:style-name="P4"/>
      <text:list xml:id="list155136874527136" text:continue-numbering="true" text:style-name="WWNum1">
        <text:list-item>
          <text:p text:style-name="P8"><text:bookmark text:name="_49x2ik5"/>SFIDA 29</text:p>
        </text:list-item>
      </text:list>
      <text:p text:style-name="P4"/>
      <text:p text:style-name="P4"><text:s text:c="4"/>"echo 1": [</text:p>
      <text:p text:style-name="P4"><text:s text:c="8"/>{</text:p>
      <text:p text:style-name="P4"><text:s text:c="12"/>"user": "Perchè l'ala privata della libreria è chiusa?",</text:p>
      <text:p text:style-name="P4"><text:s text:c="12"/>"clara": (</text:p>
      <text:p text:style-name="P4"><text:s text:c="16"/>"Clara: {{Bb:Contiene alcune informazioni pericolose."</text:p>
      <text:p text:style-name="P4"/>
      <text:p text:style-name="P4"><text:s text:c="16"/>"\n...Mi spiace, ma non posso dire di più. Il capo bibliotecario "</text:p>
      <text:p text:style-name="P4"><text:s text:c="16"/>"era abbastanza preoccupato che nessuno entrasse la. Era l'unico che "</text:p>
      <text:p text:style-name="P4"><text:s text:c="16"/>"poteva aprire e chiudere.}}"</text:p>
      <text:p text:style-name="P4"><text:s text:c="12"/>)</text:p>
      <text:p text:style-name="P4"><text:s text:c="8"/>},</text:p>
      <text:p text:style-name="P4"><text:s text:c="8"/>{</text:p>
      <text:p text:style-name="P4"><text:s text:c="12"/>"user": "Come faceva a chiudere?",</text:p>
      <text:p text:style-name="P4"><text:s text:c="12"/>"clara": (</text:p>
      <text:p text:style-name="P4"><text:s text:c="16"/>"Clara: {{Bb:Non so, non avevo l'autorizzazione per "</text:p>
      <text:p text:style-name="P4"><text:s text:c="16"/>"saperlo.}}"</text:p>
      <text:p text:style-name="P4"/>
      <text:p text:style-name="P4"><text:s text:c="16"/>"\n{{Bb:Penso che lui abbia imparato da uno}} "</text:p>
      <text:p text:style-name="P4"><text:s text:c="16"/>"{{lb:spadaccino mascherato}} {{Bb:che vive fuori città.}}"</text:p>
      <text:p text:style-name="P4"><text:s text:c="12"/>)</text:p>
      <text:p text:style-name="P4"><text:s text:c="8"/>},</text:p>
      <text:p text:style-name="P4"><text:s text:c="8"/>{</text:p>
      <text:p text:style-name="P4"><text:s text:c="12"/>"user": "Dove possiamo trovare questo spadaccino mascherato?",</text:p>
      <text:p text:style-name="P4"><text:s text:c="12"/>"clara": (</text:p>
      <text:p text:style-name="P4"><text:s text:c="16"/>"Clara: {{Bb:Ha detto che lo}} "</text:p>
      <text:p text:style-name="P4"><text:s text:c="16"/>"{{lb:spadaccino mascherato}} {{Bb:viveva nel bosco}}"</text:p>
      <text:p text:style-name="P4"/>
      <text:p text:style-name="P4"><text:s text:c="16"/>"\n{{Bb:Penso che si riferisse ai boschi che stanno oltre la}} "</text:p>
      <text:p text:style-name="P4"><text:s text:c="16"/>"{{lb:Strada Ventosa}}{{Bb:! Quello "</text:p>
      <text:p text:style-name="P4"><text:s text:c="16"/>"vicino alla fattoria e quella strana casa solitaria fuori città.}}"</text:p>
      <text:p text:style-name="P4"><text:s text:c="12"/>)</text:p>
      <text:p text:style-name="P4"><text:s text:c="8"/>}</text:p>
      <text:p text:style-name="P4"><text:s text:c="4"/>],</text:p>
      <text:p text:style-name="P4"/>
      <text:p text:style-name="P4"><text:s text:c="4"/>"echo 2": [</text:p>
      <text:p text:style-name="P4"><text:s text:c="8"/>{</text:p>
      <text:p text:style-name="P4"><text:s text:c="12"/>"user": "Perchè ti nascondi qua sotto?",</text:p>
      <text:p text:style-name="P4"><text:soft-page-break/><text:s text:c="12"/>"clara": (</text:p>
      <text:p text:style-name="P4"><text:s text:c="16"/>"Clara: {{Bb:Ho sentito il suono della campana, e ho visto il "</text:p>
      <text:p text:style-name="P4"><text:s text:c="16"/>"capo bibliotecario scomparire di fronte a me. Ero così impaurita che "</text:p>
      <text:p text:style-name="P4"><text:s text:c="16"/>"sono corsa via, e ho trovato questa}} {{bb:.cantina}}"</text:p>
      <text:p text:style-name="P4"><text:s text:c="16"/>"{{Bb:.}}"</text:p>
      <text:p text:style-name="P4"><text:s text:c="12"/>)</text:p>
      <text:p text:style-name="P4"><text:s text:c="8"/>},</text:p>
      <text:p text:style-name="P4"><text:s text:c="8"/>{</text:p>
      <text:p text:style-name="P4"><text:s text:c="12"/>"user": "Hai qualche parente in città?",</text:p>
      <text:p text:style-name="P4"><text:s text:c="12"/>"clara": (</text:p>
      <text:p text:style-name="P4"><text:s text:c="16"/>"Clara: {{Bb:Ho due figli, un}} "</text:p>
      <text:p text:style-name="P4"><text:s text:c="16"/>"{{lb:bambino}} {{Bb:e una}} "</text:p>
      <text:p text:style-name="P4"><text:s text:c="16"/>"{{lb:giovane-ragazza}}{{Bb:. Spero che stiano bene.}}"</text:p>
      <text:p text:style-name="P4"><text:s text:c="12"/>)</text:p>
      <text:p text:style-name="P4"><text:s text:c="8"/>},</text:p>
      <text:p text:style-name="P4"><text:s text:c="8"/>{</text:p>
      <text:p text:style-name="P4"><text:s text:c="12"/>"user": "Perchè la biblioteca è vuota?",</text:p>
      <text:p text:style-name="P4"><text:s text:c="12"/>"clara": (</text:p>
      <text:p text:style-name="P4"><text:s text:c="16"/>"Clara: {{Bb:Avremo dovuto introdurre multe per i ritardatari molto "</text:p>
      <text:p text:style-name="P4"><text:s text:c="16"/>"tempo fa...}}"</text:p>
      <text:p text:style-name="P4"><text:s text:c="12"/>)</text:p>
      <text:p text:style-name="P4"><text:s text:c="8"/>}</text:p>
      <text:p text:style-name="P4"><text:s text:c="4"/>],</text:p>
      <text:p text:style-name="P4"/>
      <text:p text:style-name="P4"><text:s text:c="4"/>"echo 3": [</text:p>
      <text:p text:style-name="P4"><text:s text:c="8"/>{</text:p>
      <text:p text:style-name="P4"><text:s text:c="12"/>"user": "Conosci altra gente in città?",</text:p>
      <text:p text:style-name="P4"><text:s text:c="12"/>"clara": (</text:p>
      <text:p text:style-name="P4"><text:s text:c="16"/>"Clara: {{Bb:C'è un uomo di cui non mi fido, che ha il}} "</text:p>
      <text:p text:style-name="P4"><text:s text:c="16"/>"{{bb:negozio-capanni}}{{Bb:. Penso che si chiami Bernardo.}}"</text:p>
      <text:p text:style-name="P4"><text:s text:c="12"/>)</text:p>
      <text:p text:style-name="P4"><text:s text:c="8"/>},</text:p>
      <text:p text:style-name="P4"><text:s text:c="8"/>{</text:p>
      <text:p text:style-name="P4"><text:s text:c="12"/>"user": "Perchè non ti piace Bernardo?",</text:p>
      <text:p text:style-name="P4"><text:s text:c="12"/>"clara": (</text:p>
      <text:p text:style-name="P4"><text:s text:c="16"/>"Clara: {{Bb:Fa attrezzi molto semplici e chiede una fortuna "</text:p>
      <text:p text:style-name="P4"><text:s text:c="16"/>"per quelli.}}"</text:p>
      <text:p text:style-name="P4"><text:s text:c="16"/>"\n{{Bb:Suo padre era un uomo molto intelligente e ha trascorso "</text:p>
      <text:p text:style-name="P4"><text:s text:c="16"/>"tutto il suo tempo in biblioteca imparando comandi. Di conseguenza divenne un "</text:p>
      <text:p text:style-name="P4"><text:s text:c="16"/>"uomo d'affari di successo.}}"</text:p>
      <text:p text:style-name="P4"><text:s text:c="12"/>)</text:p>
      <text:p text:style-name="P4"><text:s text:c="8"/>},</text:p>
      <text:p text:style-name="P4"><text:s text:c="8"/>{</text:p>
      <text:p text:style-name="P4"><text:s text:c="12"/>"user": "Cosa è successo al padre di Bernardo?",</text:p>
      <text:p text:style-name="P4"><text:s text:c="12"/>"clara": (</text:p>
      <text:p text:style-name="P4"><text:s text:c="16"/>"Clara: {{Bb:La gente non è sicura, è scomparso un giorno. "</text:p>
      <text:p text:style-name="P4"><text:s text:c="16"/>"Lo hanno "</text:p>
      <text:p text:style-name="P4"><text:s text:c="16"/>"dato per morto. L'ho visto lasciare la biblioteca il giorno che "</text:p>
      <text:p text:style-name="P4"><text:s text:c="16"/>"scomparve, "</text:p>
      <text:p text:style-name="P4"><text:s text:c="16"/>"la lasciò di fretta. Sembrava terrorizzato.}}"</text:p>
      <text:p text:style-name="P4"><text:s text:c="12"/>)</text:p>
      <text:p text:style-name="P4"><text:s text:c="8"/>}</text:p>
      <text:p text:style-name="P4"><text:soft-page-break/><text:s text:c="4"/>]</text:p>
      <text:p text:style-name="P4"/>
      <text:p text:style-name="P4"/>
      <text:p text:style-name="P4">"{{rb:Parla con Clara usando}} {{yb:echo 1}}{{rb:,}} "</text:p>
      <text:p text:style-name="P4"><text:s text:c="8"/>"{{yb:echo 2}} {{rb:o}} {{yb:echo 3}}{{rb:.}}"</text:p>
      <text:p text:style-name="P4"/>
      <text:p text:style-name="P4">"\n{{rb:Hai già chiesto questo a Clara. "</text:p>
      <text:p text:style-name="P4"><text:s text:c="24"/>"Chiedi qualcos'altro.}}"</text:p>
      <text:p text:style-name="P4"/>
      <text:p text:style-name="P4">"Clara: {{Bb:Cosa? Chi sei?}}",</text:p>
      <text:p text:style-name="P4"/>
      <text:p text:style-name="P4"><text:s text:c="8"/>"\nEleonora: {{Bb:Ciao! Sono Eleonora, e questo è}} {{gb:" +</text:p>
      <text:p text:style-name="P4"><text:s text:c="8"/>os.environ["LOGNAME"] + "}}{{Bb:.}}",</text:p>
      <text:p text:style-name="P4"><text:s text:c="8"/>"{{Bb:Ti riconosco! Lavoravi in biblioteca!}}",</text:p>
      <text:p text:style-name="P4"/>
      <text:p text:style-name="P4"><text:s text:c="8"/>"\nClara: {{Bb:...ah, Eleonora! Si, mi ricordo di te, venivi "</text:p>
      <text:p text:style-name="P4"><text:s text:c="8"/>"quasi tutti i giorni.}}",</text:p>
      <text:p text:style-name="P4"/>
      <text:p text:style-name="P4"><text:s text:c="8"/># Options</text:p>
      <text:p text:style-name="P4"><text:s text:c="8"/>"\n{{yb:1: Perchè l'ala privata della biblioteca è chiusa?}}",</text:p>
      <text:p text:style-name="P4"><text:s text:c="8"/>"{{yb:2: Perchè sei nscosta qua sotto?}}",</text:p>
      <text:p text:style-name="P4"><text:s text:c="8"/>"{{yb:3: Conosci altre persone in città?}}",</text:p>
      <text:p text:style-name="P4"/>
      <text:p text:style-name="P4"><text:s text:c="8"/>"\nUsa {{lb:echo}} per fare la domanda a Clara."</text:p>
      <text:p text:style-name="P4"/>
      <text:p text:style-name="P4">"Eleonora: {{Bb:Non sono più spaventata, mi piace Clara.}}"</text:p>
      <text:p text:style-name="P4"/>
      <text:p text:style-name="P4">"Eleonora: {{Bb:Cosa c'è di così pericoloso nell'ala-privata?}}"</text:p>
      <text:p text:style-name="P4"/>
      <text:p text:style-name="P4"><text:s/>"Eleonora: {{Bb:Vogliamo davvero aprire qualcosa di così pericoloso?}}"</text:p>
      <text:p text:style-name="P4"/>
      <text:p text:style-name="P4">"{{yb:Dove possiamo trovare lo spadaccino mascherato?}}"</text:p>
      <text:p text:style-name="P4"/>
      <text:p text:style-name="P4">"Clara: {{Bb:Diceva che lo}} "</text:p>
      <text:p text:style-name="P4"><text:s text:c="8"/>"{{lb:spadaccino mascherato}} {{Bb:viveva nei boschi.}}",</text:p>
      <text:p text:style-name="P4"/>
      <text:p text:style-name="P4"><text:s text:c="8"/>"{{Bb:Penso che si riferisse ai boschi che stanno oltre la}} "</text:p>
      <text:p text:style-name="P4"><text:s text:c="8"/>"{{lb:Strada Ventosa}}{{Bb:! Quello "</text:p>
      <text:p text:style-name="P4"><text:s text:c="8"/>"vicino alla fattoria e quella strana casa solitaria fuori città.}}",</text:p>
      <text:p text:style-name="P4"/>
      <text:p text:style-name="P4"><text:s text:c="8"/>"\n{{gb:Premi invio per continuare.}}"</text:p>
      <text:p text:style-name="P4"/>
      <text:p text:style-name="P4">"Eleonora: {{Bb:Uno spadaccino mascherato??}}"</text:p>
      <text:p text:style-name="P4"/>
      <text:list xml:id="list155135764566339" text:continue-numbering="true" text:style-name="WWNum1">
        <text:list-item>
          <text:p text:style-name="P8"><text:bookmark text:name="_2p2csry"/>SFIDA 30</text:p>
        </text:list-item>
      </text:list>
      <text:p text:style-name="P4"/>
      <text:p text:style-name="P4"><text:s/>"{{pb:Ding. Dong.}}",</text:p>
      <text:p text:style-name="P4"><text:s text:c="8"/>"\nEleonora: {{Bb:...cosa è stato?}}",</text:p>
      <text:p text:style-name="P4"><text:s text:c="8"/>"{{lb:Guarda attorno.}}"</text:p>
      <text:p text:style-name="P4"/>
      <text:p text:style-name="P4"><text:soft-page-break/>"{{rb:Usa}} {{yb:ls}} {{rb:per controllare che tutti siano ancora presenti.}}"</text:p>
      <text:p text:style-name="P4"/>
      <text:p text:style-name="P4">"Sembra che ci siano ancora tutti. Cos'era quella campana?",</text:p>
      <text:p text:style-name="P4"><text:s text:c="8"/>"\nSembra che Clara abbia qualcosa da dire. {{lb:Ascoltala.}}"</text:p>
      <text:p text:style-name="P4"/>
      <text:p text:style-name="P4">"{{rb:Usa}} {{yb:cat Clara}} {{rb:per ascoltare Clara.}}"</text:p>
      <text:p text:style-name="P4"/>
      <text:p text:style-name="P4">"Eleonora: {{Bb:....Sono molto impaurita. Non penso di voler andare fuori "</text:p>
      <text:p text:style-name="P4"><text:s text:c="8"/>"ora.}}"</text:p>
      <text:p text:style-name="P4"/>
      <text:p text:style-name="P4">story = [</text:p>
      <text:p text:style-name="P4"><text:s text:c="8"/>"Clara: {{Bb:State andando la fuori voi due?}}",</text:p>
      <text:p text:style-name="P4"><text:s text:c="8"/>"{{gb:" + os.environ['LOGNAME'] + "}}"</text:p>
      <text:p text:style-name="P4"><text:s text:c="8"/>"{{Bb:, sembra che tu riesca a badare a te stesso, ma "</text:p>
      <text:p text:style-name="P4"><text:s text:c="8"/>"non mi sento al sicuro con Eleonora la fuori.}}",</text:p>
      <text:p text:style-name="P4"><text:s text:c="8"/>"\n" + "{{gb:" + os.environ['LOGNAME'] + "}}"</text:p>
      <text:p text:style-name="P4"><text:s text:c="8"/>"{{Bb:, me la lasceresti a me? "</text:p>
      <text:p text:style-name="P4"><text:s text:c="8"/>"Baderò io a lei.}}",</text:p>
      <text:p text:style-name="P4"><text:s text:c="8"/>"\n{{yb:1: Ottima idea, prenditi cura di lei tu.}}",</text:p>
      <text:p text:style-name="P4"><text:s text:c="8"/>"{{yb:2: No, non mi fido troppo di te, starà più al sicuo con me.}}",</text:p>
      <text:p text:style-name="P4"><text:s text:c="8"/>"{{yb:3: (Chiedi a Eleonora.) Tu vuoi stare qua?}}",</text:p>
      <text:p text:style-name="P4"><text:s text:c="8"/>"\n{{lb:Rispondi a Clara.}}"</text:p>
      <text:p text:style-name="P4"/>
      <text:p text:style-name="P4"><text:s/>"{{rb:Usa}} {{yb:echo 1}}{{rb:,}} {{yb:echo 2}} {{rb:o}} "</text:p>
      <text:p text:style-name="P4"><text:s text:c="8"/>"{{yb:echo 3}} {{rb:per rispondere a Clara.}}"</text:p>
      <text:p text:style-name="P4"/>
      <text:p text:style-name="P4">"Eleonora: {{Bb:Sono felice di stare qua. Clara mi piace.}}"</text:p>
      <text:p text:style-name="P4"/>
      <text:p text:style-name="P4">"\nClara: {{Bb:Per favore, lasciala a me. "</text:p>
      <text:p text:style-name="P4"><text:s text:c="16"/>"Non penso che sia sicuro per lei andare fuori.}}"</text:p>
      <text:p text:style-name="P4"/>
      <text:p text:style-name="P4">\nEleonora: {{Bb:Sono felice di stare qua. Clara mi piace.}}</text:p>
      <text:p text:style-name="P4"/>
      <text:p text:style-name="P4">"Clara: {{Bb:Grazie!}}",</text:p>
      <text:p text:style-name="P4"><text:s text:c="8"/>"Eleonora: {{Bb:Quando trovi i miei genitori, potresti dirgli che sono "</text:p>
      <text:p text:style-name="P4"><text:s text:c="8"/>"qua?}}",</text:p>
      <text:p text:style-name="P4"><text:s text:c="8"/>"Clara: {{Bb:Dove stai andando ora?}}",</text:p>
      <text:p text:style-name="P4"><text:s text:c="8"/>"\nTorno a vedere {{lb:Bernardo}} e gli chiedo se ha sentito qualcosa sullo "</text:p>
      <text:p text:style-name="P4"><text:s text:c="8"/>"{{lb:spadaccino mascherato}}.",</text:p>
      <text:p text:style-name="P4"><text:s text:c="8"/>"{{lb:Dirigiti al negozio-capanni.}}"</text:p>
      <text:p text:style-name="P4"/>
      <text:p text:style-name="P4">{{rb:Usa}} {{yb:cd ../}} {{rb:per tornare indietro.}}</text:p>
      <text:p text:style-name="P4"/>
      <text:p text:style-name="P4">{{gb:Ora vai verso il}} {{lb:negozio-capanni}}{{gb:.}}</text:p>
      <text:p text:style-name="P4"/>
      <text:p text:style-name="P4">{{rb:Usa}} {{yb:cd negozio-capanni/}}{{rb:.}}</text:p>
      <text:p text:style-name="P4"/>
      <text:list xml:id="list155136297924451" text:continue-numbering="true" text:style-name="WWNum1">
        <text:list-item>
          <text:p text:style-name="P8"><text:bookmark text:name="_147n2zr"/>SFIDA 31</text:p>
        </text:list-item>
      </text:list>
      <text:p text:style-name="P4"/>
      <text:p text:style-name="P4">"Sei arrivato al negozio-capanni. {{lb:Guarda intorno.}}"</text:p>
      <text:p text:style-name="P4"><text:soft-page-break/></text:p>
      <text:p text:style-name="P4">"{{rb:Usa}} {{yb:ls}} {{rb:per guardare attorno.}}"</text:p>
      <text:p text:style-name="P4"/>
      <text:p text:style-name="P4">"Huh, non puoi vedere Bernardo da nessuna parte.",</text:p>
      <text:p text:style-name="P4"><text:s text:c="8"/>"Mi chiedo dove sia andato.",</text:p>
      <text:p text:style-name="P4"><text:s text:c="8"/>"Forse è nel suo {{lb:scantinato}}? {{lb:Andiamo}} dentro."</text:p>
      <text:p text:style-name="P4"/>
      <text:p text:style-name="P4">"{{rb:Vai nello scantinato con}} {{yb:cd scantinato/}}"</text:p>
      <text:p text:style-name="P4"/>
      <text:p text:style-name="P4">"\nE' il cappello di Bernardo? "</text:p>
      <text:p text:style-name="P4"><text:s text:c="16"/>"Strano che l'abbia lasciato la..."</text:p>
      <text:p text:style-name="P4"/>
      <text:p text:style-name="P4">"Cammini nello scantinato di Bernardo. {{lb:Guarda attorno.}}"</text:p>
      <text:p text:style-name="P4"/>
      <text:p text:style-name="P4">"{{rb:Guarda attorno con}} {{yb:ls}}{{rb:.}}"</text:p>
      <text:p text:style-name="P4"/>
      <text:p text:style-name="P4">"Vedi quello che sembra un altro attrezzo e un paio di diari.",</text:p>
      <text:p text:style-name="P4"><text:s text:c="8"/>"{{lb:Esaminiamoli}}."</text:p>
      <text:p text:style-name="P4"/>
      <text:p text:style-name="P4">"cat diario-bernardo-1",</text:p>
      <text:p text:style-name="P4"><text:s text:c="8"/>"cat diario-bernardo-2",</text:p>
      <text:p text:style-name="P4"><text:s text:c="8"/>"cat fotocopiatrice.sh"</text:p>
      <text:p text:style-name="P4"/>
      <text:p text:style-name="P4">"{{rb:Usa}} {{lb:cat}} {{rb:per esaminare gli oggetti.}}"</text:p>
      <text:p text:style-name="P4"/>
      <text:p text:style-name="P4">"\n{{gb:Premi Invio per continuare.}}"</text:p>
      <text:p text:style-name="P4"/>
      <text:p text:style-name="P4">"\n{{gb:Ottimo! Guarda gli altri oggetti!.}}"</text:p>
      <text:p text:style-name="P4"/>
      <text:p text:style-name="P4">"Basta camminare qua. Andiamo a cercare di trovare lo "</text:p>
      <text:p text:style-name="P4"><text:s text:c="8"/>"{{lb:spadaccino mascherato}} nei boschi, e vediamo che "</text:p>
      <text:p text:style-name="P4"><text:s text:c="8"/>"informazioni ci può dare.",</text:p>
      <text:p text:style-name="P4"><text:s text:c="8"/>"\n{{gb:Premi Invio per continuare.}}"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roman" style:font-pitch="variable" fo:font-size="18pt" fo:font-style="normal" style:text-underline-style="none" fo:font-weight="bold" style:font-name-asian="Liberation Sans1" style:font-family-asian="'Liberation Sans'" style:font-family-generic-asian="system" style:font-pitch-asian="variable" style:font-size-asian="18pt" style:font-style-asian="normal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roman" style:font-pitch="variable" fo:font-size="28pt" fo:font-style="normal" style:text-underline-style="none" fo:font-weight="bold" style:font-name-asian="Liberation Sans1" style:font-family-asian="'Liberation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22T15:51:35.000416694</dc:date>
    <meta:editing-duration>PT10S</meta:editing-duration>
    <meta:editing-cycles>1</meta:editing-cycles>
    <meta:document-statistic meta:table-count="0" meta:image-count="0" meta:object-count="0" meta:page-count="37" meta:paragraph-count="1258" meta:word-count="7367" meta:character-count="62926" meta:non-whitespace-character-count="49804"/>
  </office:meta>
</office:document-meta>
</file>